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Bibliography_20_1">
      <style:paragraph-properties fo:line-height="100%"/>
      <style:text-properties fo:font-size="9pt" officeooo:paragraph-rsid="001a1f71" style:font-size-asian="9pt" style:font-size-complex="9pt"/>
    </style:style>
    <style:style style:name="P2" style:family="paragraph" style:parent-style-name="LO-normal">
      <style:paragraph-properties fo:line-height="150%" fo:text-align="justify" style:justify-single-word="false" fo:break-before="page"/>
      <style:text-properties fo:font-size="10pt" fo:language="en" fo:country="US" fo:font-weight="bold" officeooo:paragraph-rsid="001a1f71" style:font-name-asian="Times New Roman" style:font-size-asian="10pt" style:language-asian="zh" style:country-asian="CN" style:font-weight-asian="bold" style:font-name-complex="Times New Roman" style:font-size-complex="10pt" style:language-complex="hi" style:country-complex="IN"/>
    </style:style>
    <style:style style:name="P3" style:family="paragraph" style:parent-style-name="LO-normal">
      <style:paragraph-properties fo:line-height="150%" fo:text-align="justify" style:justify-single-word="false"/>
      <style:text-properties fo:font-size="10pt" fo:language="en" fo:country="US" fo:font-weight="bold" officeooo:paragraph-rsid="001a1f71" style:font-name-asian="Times New Roman" style:font-size-asian="10pt" style:language-asian="zh" style:country-asian="CN" style:font-weight-asian="bold" style:font-name-complex="Times New Roman" style:font-size-complex="10pt" style:language-complex="hi" style:country-complex="IN"/>
    </style:style>
    <style:style style:name="P4" style:family="paragraph" style:parent-style-name="LO-normal">
      <style:paragraph-properties fo:line-height="150%" fo:text-align="justify" style:justify-single-word="false"/>
      <style:text-properties fo:font-size="10pt" fo:language="en" fo:country="US" fo:font-weight="normal" officeooo:rsid="0066a31f" officeooo:paragraph-rsid="001a1f71"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P5" style:family="paragraph" style:parent-style-name="LO-normal">
      <style:paragraph-properties fo:line-height="150%" fo:text-align="justify" style:justify-single-word="false"/>
      <style:text-properties fo:font-size="10pt" fo:font-style="normal" officeooo:rsid="00601b47" officeooo:paragraph-rsid="001a1f71" style:font-size-asian="10pt" style:font-style-asian="normal" style:font-size-complex="10pt" style:font-style-complex="normal"/>
    </style:style>
    <style:style style:name="P6" style:family="paragraph" style:parent-style-name="LO-normal">
      <style:paragraph-properties fo:line-height="150%" fo:text-align="justify" style:justify-single-word="false"/>
      <style:text-properties officeooo:paragraph-rsid="001a1f71"/>
    </style:style>
    <style:style style:name="P7" style:family="paragraph" style:parent-style-name="LO-normal">
      <style:paragraph-properties fo:line-height="150%" fo:text-align="justify" style:justify-single-word="false" fo:break-before="page"/>
      <style:text-properties officeooo:paragraph-rsid="001a1f71"/>
    </style:style>
    <style:style style:name="P8" style:family="paragraph" style:parent-style-name="LO-normal">
      <style:paragraph-properties fo:line-height="150%" fo:text-align="start" style:justify-single-word="false"/>
      <style:text-properties officeooo:paragraph-rsid="001a1f71"/>
    </style:style>
    <style:style style:name="P9" style:family="paragraph" style:parent-style-name="LO-normal">
      <style:paragraph-properties fo:line-height="150%" fo:text-align="justify" style:justify-single-word="false"/>
      <style:text-properties fo:language="en" fo:country="US" officeooo:paragraph-rsid="001a1f71" style:language-asian="zh" style:country-asian="CN" style:language-complex="hi" style:country-complex="IN"/>
    </style:style>
    <style:style style:name="P10" style:family="paragraph" style:parent-style-name="Text_20_body">
      <style:paragraph-properties fo:line-height="150%" fo:text-align="justify" style:justify-single-word="false"/>
      <style:text-properties officeooo:paragraph-rsid="001a1f71"/>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size="10pt" fo:language="en" fo:country="US" fo:font-style="normal" fo:font-weight="bold"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style>
    <style:style style:name="T5" style:family="text">
      <style:text-properties fo:font-size="10pt" fo:language="en" fo:country="US" fo:font-style="normal" fo:font-weight="bold" officeooo:rsid="005a8f7f" style:font-name-asian="Times New Roman" style:font-size-asian="10pt" style:language-asian="zh" style:country-asian="CN" style:font-style-asian="normal" style:font-weight-asian="bold" style:font-name-complex="Times New Roman" style:font-size-complex="10pt" style:language-complex="hi" style:country-complex="IN" style:font-style-complex="normal"/>
    </style:style>
    <style:style style:name="T6" style:family="text">
      <style:text-properties fo:font-size="10pt" fo:language="en" fo:country="US" fo:font-style="normal" officeooo:rsid="005a8f7f" style:font-name-asian="Times New Roman" style:font-size-asian="10pt" style:language-asian="zh" style:country-asian="CN" style:font-style-asian="normal" style:font-name-complex="Times New Roman" style:font-size-complex="10pt" style:language-complex="hi" style:country-complex="IN" style:font-style-complex="normal"/>
    </style:style>
    <style:style style:name="T7" style:family="text">
      <style:text-properties fo:font-size="10pt" fo:language="en" fo:country="US" fo:font-style="normal" officeooo:rsid="0065c96c" style:font-name-asian="Times New Roman" style:font-size-asian="10pt" style:language-asian="zh" style:country-asian="CN" style:font-style-asian="normal" style:font-name-complex="Times New Roman" style:font-size-complex="10pt" style:language-complex="hi" style:country-complex="IN" style:font-style-complex="normal"/>
    </style:style>
    <style:style style:name="T8" style:family="text">
      <style:text-properties fo:font-size="10pt" fo:language="en" fo:country="US" fo:font-style="normal" officeooo:rsid="00846d69" style:font-name-asian="Times New Roman" style:font-size-asian="10pt" style:language-asian="zh" style:country-asian="CN" style:font-style-asian="normal" style:font-name-complex="Times New Roman" style:font-size-complex="10pt" style:language-complex="hi" style:country-complex="IN" style:font-style-complex="normal"/>
    </style:style>
    <style:style style:name="T9" style:family="text">
      <style:text-properties fo:font-size="10pt" fo:language="en" fo:country="US" fo:font-style="normal" fo:font-weight="normal" officeooo:rsid="0065c96c"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0" style:family="text">
      <style:text-properties fo:font-size="10pt" fo:language="en" fo:country="US" fo:font-style="normal" fo:font-weight="normal" officeooo:rsid="006c5b8f"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style>
    <style:style style:name="T11" style:family="text">
      <style:text-properties fo:font-size="10pt" fo:language="en" fo:country="US" style:font-size-asian="10pt" style:language-asian="zh" style:country-asian="CN" style:font-size-complex="10pt" style:language-complex="hi" style:country-complex="IN"/>
    </style:style>
    <style:style style:name="T12"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3" style:family="text">
      <style:text-properties fo:font-size="10pt" fo:language="en" fo:country="US" officeooo:rsid="0057fcd1" style:font-name-asian="Times New Roman" style:font-size-asian="10pt" style:language-asian="zh" style:country-asian="CN" style:font-name-complex="Times New Roman" style:font-size-complex="10pt" style:language-complex="hi" style:country-complex="IN"/>
    </style:style>
    <style:style style:name="T14" style:family="text">
      <style:text-properties fo:font-size="10pt" fo:language="en" fo:country="US" officeooo:rsid="005a8f7f" style:font-name-asian="Times New Roman" style:font-size-asian="10pt" style:language-asian="zh" style:country-asian="CN" style:font-name-complex="Times New Roman" style:font-size-complex="10pt" style:language-complex="hi" style:country-complex="IN"/>
    </style:style>
    <style:style style:name="T15" style:family="text">
      <style:text-properties fo:font-size="10pt" fo:language="en" fo:country="US" officeooo:rsid="00643171" style:font-name-asian="Times New Roman" style:font-size-asian="10pt" style:language-asian="zh" style:country-asian="CN" style:font-name-complex="Times New Roman" style:font-size-complex="10pt" style:language-complex="hi" style:country-complex="IN"/>
    </style:style>
    <style:style style:name="T16" style:family="text">
      <style:text-properties fo:font-size="10pt" fo:language="en" fo:country="US" officeooo:rsid="005b4597" style:font-name-asian="Times New Roman" style:font-size-asian="10pt" style:language-asian="zh" style:country-asian="CN" style:font-name-complex="Times New Roman" style:font-size-complex="10pt" style:language-complex="hi" style:country-complex="IN"/>
    </style:style>
    <style:style style:name="T17" style:family="text">
      <style:text-properties fo:font-size="10pt" fo:language="en" fo:country="US" officeooo:rsid="005d9980" style:font-name-asian="Times New Roman" style:font-size-asian="10pt" style:language-asian="zh" style:country-asian="CN" style:font-name-complex="Times New Roman" style:font-size-complex="10pt" style:language-complex="hi" style:country-complex="IN"/>
    </style:style>
    <style:style style:name="T18" style:family="text">
      <style:text-properties fo:font-size="10pt" fo:language="en" fo:country="US" officeooo:rsid="00601b47" style:font-name-asian="Times New Roman" style:font-size-asian="10pt" style:language-asian="zh" style:country-asian="CN" style:font-name-complex="Times New Roman" style:font-size-complex="10pt" style:language-complex="hi" style:country-complex="IN"/>
    </style:style>
    <style:style style:name="T19" style:family="text">
      <style:text-properties fo:font-size="10pt" fo:language="en" fo:country="US" officeooo:rsid="00846d69" style:font-name-asian="Times New Roman" style:font-size-asian="10pt" style:language-asian="zh" style:country-asian="CN" style:font-name-complex="Times New Roman" style:font-size-complex="10pt" style:language-complex="hi" style:country-complex="IN"/>
    </style:style>
    <style:style style:name="T20" style:family="text">
      <style:text-properties fo:font-size="10pt" fo:language="en" fo:country="US" officeooo:rsid="007c7f14" style:font-name-asian="Times New Roman" style:font-size-asian="10pt" style:language-asian="zh" style:country-asian="CN" style:font-name-complex="Times New Roman" style:font-size-complex="10pt" style:language-complex="hi" style:country-complex="IN"/>
    </style:style>
    <style:style style:name="T21" style:family="text">
      <style:text-properties fo:font-size="10pt" fo:language="en" fo:country="US" officeooo:rsid="007b7753" style:font-name-asian="Times New Roman" style:font-size-asian="10pt" style:language-asian="zh" style:country-asian="CN" style:font-name-complex="Times New Roman" style:font-size-complex="10pt" style:language-complex="hi" style:country-complex="IN"/>
    </style:style>
    <style:style style:name="T22" style:family="text">
      <style:text-properties fo:font-size="10pt" fo:language="en" fo:country="US" officeooo:rsid="008813b7" style:font-name-asian="Times New Roman" style:font-size-asian="10pt" style:language-asian="zh" style:country-asian="CN" style:font-name-complex="Times New Roman" style:font-size-complex="10pt" style:language-complex="hi" style:country-complex="IN"/>
    </style:style>
    <style:style style:name="T23" style:family="text">
      <style:text-properties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T24" style:family="text">
      <style:text-properties fo:font-size="10pt" fo:language="en" fo:country="US" fo:font-style="italic" officeooo:rsid="005a8f7f" style:font-name-asian="Times New Roman" style:font-size-asian="10pt" style:language-asian="zh" style:country-asian="CN" style:font-style-asian="italic" style:font-name-complex="Times New Roman" style:font-size-complex="10pt" style:language-complex="hi" style:country-complex="IN" style:font-style-complex="italic"/>
    </style:style>
    <style:style style:name="T25" style:family="text">
      <style:text-properties fo:font-size="10pt" fo:language="en" fo:country="US" fo:font-style="italic" officeooo:rsid="00846d69" style:font-name-asian="Times New Roman" style:font-size-asian="10pt" style:language-asian="zh" style:country-asian="CN" style:font-style-asian="italic" style:font-name-complex="Times New Roman" style:font-size-complex="10pt" style:language-complex="hi" style:country-complex="IN"/>
    </style:style>
    <style:style style:name="T26" style:family="text">
      <style:text-properties fo:font-size="10pt" fo:language="en" fo:country="US" fo:font-weight="bold" style:font-name-asian="Times New Roman" style:font-size-asian="10pt" style:language-asian="zh" style:country-asian="CN" style:font-weight-asian="bold" style:font-name-complex="Times New Roman" style:font-size-complex="10pt" style:language-complex="hi" style:country-complex="IN"/>
    </style:style>
    <style:style style:name="T27" style:family="text">
      <style:text-properties fo:font-size="10pt" fo:language="en" fo:country="US" fo:font-weight="bold" officeooo:rsid="005b4597" style:font-name-asian="Times New Roman" style:font-size-asian="10pt" style:language-asian="zh" style:country-asian="CN" style:font-weight-asian="bold" style:font-name-complex="Times New Roman" style:font-size-complex="10pt" style:language-complex="hi" style:country-complex="IN" style:font-weight-complex="bold"/>
    </style:style>
    <style:style style:name="T28" style:family="text">
      <style:text-properties fo:font-size="10pt" fo:language="en" fo:country="US" fo:font-weight="normal" officeooo:rsid="005b4597" style:font-name-asian="Times New Roman" style:font-size-asian="10pt" style:language-asian="zh" style:country-asian="CN" style:font-weight-asian="normal" style:font-name-complex="Times New Roman" style:font-size-complex="10pt" style:language-complex="hi" style:country-complex="IN" style:font-weight-complex="normal"/>
    </style:style>
    <style:style style:name="T29" style:family="text">
      <style:text-properties fo:font-size="10pt" style:font-size-asian="10pt" style:font-size-complex="10pt"/>
    </style:style>
    <style:style style:name="T30" style:family="text">
      <style:text-properties fo:font-size="10pt" officeooo:rsid="005d9980" style:font-size-asian="10pt" style:font-size-complex="10pt"/>
    </style:style>
    <style:style style:name="T31" style:family="text">
      <style:text-properties fo:font-size="10pt" officeooo:rsid="00601b47" style:font-size-asian="10pt" style:font-size-complex="10pt"/>
    </style:style>
    <style:style style:name="T32" style:family="text">
      <style:text-properties fo:font-size="10pt" officeooo:rsid="005e7996" style:font-size-asian="10pt" style:font-size-complex="10pt"/>
    </style:style>
    <style:style style:name="T33" style:family="text">
      <style:text-properties fo:font-size="10pt" officeooo:rsid="00643171" style:font-size-asian="10pt" style:font-size-complex="10pt"/>
    </style:style>
    <style:style style:name="T34" style:family="text">
      <style:text-properties fo:font-size="10pt" officeooo:rsid="0065c96c" style:font-size-asian="10pt" style:font-size-complex="10pt"/>
    </style:style>
    <style:style style:name="T35" style:family="text">
      <style:text-properties fo:font-size="10pt" officeooo:rsid="00692b83" style:font-size-asian="10pt" style:font-size-complex="10pt"/>
    </style:style>
    <style:style style:name="T36" style:family="text">
      <style:text-properties fo:font-size="10pt" officeooo:rsid="006efe92" style:font-size-asian="10pt" style:font-size-complex="10pt"/>
    </style:style>
    <style:style style:name="T37" style:family="text">
      <style:text-properties fo:font-size="10pt" officeooo:rsid="006a682d" style:font-size-asian="10pt" style:font-size-complex="10pt"/>
    </style:style>
    <style:style style:name="T38" style:family="text">
      <style:text-properties fo:font-size="10pt" officeooo:rsid="0081b1f3" style:font-size-asian="10pt" style:font-size-complex="10pt"/>
    </style:style>
    <style:style style:name="T39" style:family="text">
      <style:text-properties fo:font-size="10pt" officeooo:rsid="006c5b8f" style:font-size-asian="10pt" style:font-size-complex="10pt"/>
    </style:style>
    <style:style style:name="T40" style:family="text">
      <style:text-properties fo:font-size="10pt" officeooo:rsid="006ccd12" style:font-size-asian="10pt" style:font-size-complex="10pt"/>
    </style:style>
    <style:style style:name="T41" style:family="text">
      <style:text-properties fo:font-size="10pt" officeooo:rsid="00761318" style:font-size-asian="10pt" style:font-size-complex="10pt"/>
    </style:style>
    <style:style style:name="T42" style:family="text">
      <style:text-properties fo:font-size="10pt" officeooo:rsid="0077e052" style:font-size-asian="10pt" style:font-size-complex="10pt"/>
    </style:style>
    <style:style style:name="T43" style:family="text">
      <style:text-properties fo:font-size="10pt" officeooo:rsid="007b7753" style:font-size-asian="10pt" style:font-size-complex="10pt"/>
    </style:style>
    <style:style style:name="T44" style:family="text">
      <style:text-properties fo:font-size="10pt" fo:font-style="italic" style:font-size-asian="10pt" style:font-style-asian="italic" style:font-size-complex="10pt"/>
    </style:style>
    <style:style style:name="T45" style:family="text">
      <style:text-properties fo:font-size="10pt" fo:font-style="italic" officeooo:rsid="005e7996" style:font-size-asian="10pt" style:font-style-asian="italic" style:font-size-complex="10pt" style:font-style-complex="italic"/>
    </style:style>
    <style:style style:name="T46" style:family="text">
      <style:text-properties fo:font-size="10pt" fo:font-style="italic" officeooo:rsid="006266fc" style:font-size-asian="10pt" style:font-style-asian="italic" style:font-size-complex="10pt" style:font-style-complex="italic"/>
    </style:style>
    <style:style style:name="T47" style:family="text">
      <style:text-properties fo:font-size="10pt" fo:font-style="italic" officeooo:rsid="005d9980" style:font-size-asian="10pt" style:font-style-asian="italic" style:font-size-complex="10pt" style:font-style-complex="italic"/>
    </style:style>
    <style:style style:name="T48" style:family="text">
      <style:text-properties fo:font-size="10pt" fo:font-style="italic" officeooo:rsid="006a682d" style:font-size-asian="10pt" style:font-style-asian="italic" style:font-size-complex="10pt" style:font-style-complex="italic"/>
    </style:style>
    <style:style style:name="T49" style:family="text">
      <style:text-properties fo:font-size="10pt" fo:font-style="italic" fo:font-weight="normal" officeooo:rsid="006266fc" style:font-size-asian="10pt" style:font-style-asian="italic" style:font-weight-asian="normal" style:font-size-complex="10pt" style:font-style-complex="italic" style:font-weight-complex="normal"/>
    </style:style>
    <style:style style:name="T50" style:family="text">
      <style:text-properties fo:font-size="10pt" fo:font-style="italic" fo:font-weight="normal" officeooo:rsid="006a682d" style:font-size-asian="10pt" style:font-style-asian="italic" style:font-weight-asian="normal" style:font-size-complex="10pt" style:font-style-complex="italic" style:font-weight-complex="normal"/>
    </style:style>
    <style:style style:name="T51" style:family="text">
      <style:text-properties fo:font-size="10pt" fo:font-style="italic" style:font-name-asian="Times New Roman" style:font-size-asian="10pt" style:font-style-asian="italic" style:font-name-complex="Times New Roman" style:font-size-complex="10pt"/>
    </style:style>
    <style:style style:name="T52" style:family="text">
      <style:text-properties fo:font-size="10pt" fo:font-style="normal" officeooo:rsid="005e7996" style:font-size-asian="10pt" style:font-style-asian="normal" style:font-size-complex="10pt" style:font-style-complex="normal"/>
    </style:style>
    <style:style style:name="T53" style:family="text">
      <style:text-properties fo:font-size="10pt" fo:font-style="normal" officeooo:rsid="00601b47" style:font-size-asian="10pt" style:font-style-asian="normal" style:font-size-complex="10pt" style:font-style-complex="normal"/>
    </style:style>
    <style:style style:name="T54" style:family="text">
      <style:text-properties fo:font-size="10pt" fo:font-style="normal" officeooo:rsid="0081b1f3" style:font-size-asian="10pt" style:font-style-asian="normal" style:font-size-complex="10pt" style:font-style-complex="normal"/>
    </style:style>
    <style:style style:name="T55" style:family="text">
      <style:text-properties fo:font-size="10pt" fo:font-style="normal" officeooo:rsid="006d3165" style:font-size-asian="10pt" style:font-style-asian="normal" style:font-size-complex="10pt" style:font-style-complex="normal"/>
    </style:style>
    <style:style style:name="T56" style:family="text">
      <style:text-properties fo:font-size="10pt" fo:font-style="normal" officeooo:rsid="0060db8a" style:font-size-asian="10pt" style:font-style-asian="normal" style:font-size-complex="10pt" style:font-style-complex="normal"/>
    </style:style>
    <style:style style:name="T57" style:family="text">
      <style:text-properties fo:font-size="10pt" fo:font-style="normal" officeooo:rsid="006266fc" style:font-size-asian="10pt" style:font-style-asian="normal" style:font-size-complex="10pt" style:font-style-complex="normal"/>
    </style:style>
    <style:style style:name="T58" style:family="text">
      <style:text-properties fo:font-size="10pt" fo:font-style="normal" officeooo:rsid="00631cd4" style:font-size-asian="10pt" style:font-style-asian="normal" style:font-size-complex="10pt" style:font-style-complex="normal"/>
    </style:style>
    <style:style style:name="T59" style:family="text">
      <style:text-properties fo:font-size="10pt" fo:font-style="normal" officeooo:rsid="006737d6" style:font-size-asian="10pt" style:font-style-asian="normal" style:font-size-complex="10pt" style:font-style-complex="normal"/>
    </style:style>
    <style:style style:name="T60" style:family="text">
      <style:text-properties fo:font-size="10pt" fo:font-style="normal" officeooo:rsid="00692b83" style:font-size-asian="10pt" style:font-style-asian="normal" style:font-size-complex="10pt" style:font-style-complex="normal"/>
    </style:style>
    <style:style style:name="T61" style:family="text">
      <style:text-properties fo:font-size="10pt" fo:font-style="normal" officeooo:rsid="00643171" style:font-size-asian="10pt" style:font-style-asian="normal" style:font-size-complex="10pt" style:font-style-complex="normal"/>
    </style:style>
    <style:style style:name="T62" style:family="text">
      <style:text-properties fo:font-size="10pt" fo:font-style="normal" officeooo:rsid="0063e1dc" style:font-size-asian="10pt" style:font-style-asian="normal" style:font-size-complex="10pt" style:font-style-complex="normal"/>
    </style:style>
    <style:style style:name="T63" style:family="text">
      <style:text-properties fo:font-size="10pt" fo:font-style="normal" officeooo:rsid="0065c96c" style:font-size-asian="10pt" style:font-style-asian="normal" style:font-size-complex="10pt" style:font-style-complex="normal"/>
    </style:style>
    <style:style style:name="T64" style:family="text">
      <style:text-properties fo:font-size="10pt" fo:font-style="normal" officeooo:rsid="006c5b8f" style:font-size-asian="10pt" style:font-style-asian="normal" style:font-size-complex="10pt" style:font-style-complex="normal"/>
    </style:style>
    <style:style style:name="T65" style:family="text">
      <style:text-properties fo:font-size="10pt" fo:font-style="normal" officeooo:rsid="006a682d" style:font-size-asian="10pt" style:font-style-asian="normal" style:font-size-complex="10pt" style:font-style-complex="normal"/>
    </style:style>
    <style:style style:name="T66" style:family="text">
      <style:text-properties fo:font-size="10pt" fo:font-style="normal" fo:font-weight="bold" officeooo:rsid="006266fc" style:font-size-asian="10pt" style:font-style-asian="normal" style:font-weight-asian="bold" style:font-size-complex="10pt" style:font-style-complex="normal" style:font-weight-complex="bold"/>
    </style:style>
    <style:style style:name="T67" style:family="text">
      <style:text-properties fo:font-size="10pt" fo:font-style="normal" fo:font-weight="bold" officeooo:rsid="0081b1f3" style:font-size-asian="10pt" style:font-style-asian="normal" style:font-weight-asian="bold" style:font-size-complex="10pt" style:font-style-complex="normal" style:font-weight-complex="bold"/>
    </style:style>
    <style:style style:name="T68" style:family="text">
      <style:text-properties fo:font-size="10pt" fo:font-style="normal" fo:font-weight="bold" officeooo:rsid="0066a31f" style:font-size-asian="10pt" style:font-style-asian="normal" style:font-weight-asian="bold" style:font-size-complex="10pt" style:font-style-complex="normal" style:font-weight-complex="bold"/>
    </style:style>
    <style:style style:name="T69" style:family="text">
      <style:text-properties fo:font-size="10pt" fo:font-style="normal" fo:font-weight="bold" officeooo:rsid="006737d6" style:font-size-asian="10pt" style:font-style-asian="normal" style:font-weight-asian="bold" style:font-size-complex="10pt" style:font-style-complex="normal" style:font-weight-complex="bold"/>
    </style:style>
    <style:style style:name="T70" style:family="text">
      <style:text-properties fo:font-size="10pt" fo:font-style="normal" fo:font-weight="bold" officeooo:rsid="0079c49f" style:font-size-asian="10pt" style:font-style-asian="normal" style:font-weight-asian="bold" style:font-size-complex="10pt" style:font-style-complex="normal" style:font-weight-complex="bold"/>
    </style:style>
    <style:style style:name="T71" style:family="text">
      <style:text-properties fo:font-size="10pt" fo:font-style="normal" fo:font-weight="bold" officeooo:rsid="006f3b66" style:font-size-asian="10pt" style:font-style-asian="normal" style:font-weight-asian="bold" style:font-size-complex="10pt" style:font-style-complex="normal" style:font-weight-complex="bold"/>
    </style:style>
    <style:style style:name="T72" style:family="text">
      <style:text-properties fo:font-size="10pt" fo:font-style="normal" fo:font-weight="normal" officeooo:rsid="006266fc" style:font-size-asian="10pt" style:font-style-asian="normal" style:font-weight-asian="normal" style:font-size-complex="10pt" style:font-style-complex="normal" style:font-weight-complex="normal"/>
    </style:style>
    <style:style style:name="T73" style:family="text">
      <style:text-properties fo:font-size="10pt" fo:font-style="normal" fo:font-weight="normal" officeooo:rsid="006737d6" style:font-size-asian="10pt" style:font-style-asian="normal" style:font-weight-asian="normal" style:font-size-complex="10pt" style:font-style-complex="normal" style:font-weight-complex="normal"/>
    </style:style>
    <style:style style:name="T74" style:family="text">
      <style:text-properties fo:font-size="10pt" fo:font-style="normal" fo:font-weight="normal" officeooo:rsid="0065c96c" style:font-size-asian="10pt" style:font-style-asian="normal" style:font-weight-asian="normal" style:font-size-complex="10pt" style:font-style-complex="normal" style:font-weight-complex="normal"/>
    </style:style>
    <style:style style:name="T75" style:family="text">
      <style:text-properties fo:font-size="10pt" fo:font-style="normal" fo:font-weight="normal" officeooo:rsid="00723b0c" style:font-size-asian="10pt" style:font-style-asian="normal" style:font-weight-asian="normal" style:font-size-complex="10pt" style:font-style-complex="normal" style:font-weight-complex="normal"/>
    </style:style>
    <style:style style:name="T76" style:family="text">
      <style:text-properties fo:font-size="10pt" fo:font-style="normal" fo:font-weight="normal" officeooo:rsid="006f3b66" style:font-size-asian="10pt" style:font-style-asian="normal" style:font-weight-asian="normal" style:font-size-complex="10pt" style:font-style-complex="normal" style:font-weight-complex="normal"/>
    </style:style>
    <style:style style:name="T77" style:family="text">
      <style:text-properties fo:font-size="10pt" fo:font-style="normal" fo:font-weight="normal" officeooo:rsid="0079c49f" style:font-size-asian="10pt" style:font-style-asian="normal" style:font-weight-asian="normal" style:font-size-complex="10pt" style:font-style-complex="normal" style:font-weight-complex="normal"/>
    </style:style>
    <style:style style:name="T78" style:family="text">
      <style:text-properties fo:font-size="10pt" fo:font-style="normal" fo:font-weight="normal" officeooo:rsid="006a682d" style:font-size-asian="10pt" style:font-style-asian="normal" style:font-weight-asian="normal" style:font-size-complex="10pt" style:font-style-complex="normal" style:font-weight-complex="normal"/>
    </style:style>
    <style:style style:name="T79" style:family="text">
      <style:text-properties fo:font-size="10pt" fo:font-style="normal" fo:font-weight="normal" officeooo:rsid="0077e052" style:font-size-asian="10pt" style:font-style-asian="normal" style:font-weight-asian="normal" style:font-size-complex="10pt" style:font-style-complex="normal" style:font-weight-complex="normal"/>
    </style:style>
    <style:style style:name="T80" style:family="text">
      <style:text-properties fo:font-size="10pt" fo:font-style="normal" fo:font-weight="normal" officeooo:rsid="00833f0b" style:font-size-asian="10pt" style:font-style-asian="normal" style:font-weight-asian="normal" style:font-size-complex="10pt" style:font-style-complex="normal" style:font-weight-complex="normal"/>
    </style:style>
    <style:style style:name="T81" style:family="text">
      <style:text-properties fo:font-size="10pt" fo:font-style="normal" fo:font-weight="normal" officeooo:rsid="007587d5" style:font-size-asian="10pt" style:font-style-asian="normal" style:font-weight-asian="normal" style:font-size-complex="10pt" style:font-style-complex="normal" style:font-weight-complex="normal"/>
    </style:style>
    <style:style style:name="T82" style:family="text">
      <style:text-properties fo:font-size="10pt" fo:font-style="normal" fo:font-weight="normal" officeooo:rsid="00761318" style:font-size-asian="10pt" style:font-style-asian="normal" style:font-weight-asian="normal" style:font-size-complex="10pt" style:font-style-complex="normal" style:font-weight-complex="normal"/>
    </style:style>
    <style:style style:name="T83" style:family="text">
      <style:text-properties fo:font-size="10pt" fo:font-style="normal" fo:font-weight="normal" officeooo:rsid="007b7753" style:font-size-asian="10pt" style:font-style-asian="normal" style:font-weight-asian="normal" style:font-size-complex="10pt" style:font-style-complex="normal" style:font-weight-complex="normal"/>
    </style:style>
    <style:style style:name="T84" style:family="text">
      <style:text-properties fo:font-size="10pt" fo:font-weight="bold" officeooo:rsid="006a682d" style:font-size-asian="10pt" style:font-weight-asian="bold" style:font-size-complex="10pt" style:font-weight-complex="bold"/>
    </style:style>
    <style:style style:name="T85" style:family="text">
      <style:text-properties fo:font-size="10pt" fo:font-weight="bold" style:font-name-asian="Times New Roman" style:font-size-asian="10pt" style:font-weight-asian="bold" style:font-name-complex="Times New Roman" style:font-size-complex="10pt"/>
    </style:style>
    <style:style style:name="T86" style:family="text">
      <style:text-properties fo:font-size="10pt" fo:font-weight="bold" style:font-name-asian="Times New Roman" style:font-size-asian="10pt" style:font-weight-asian="bold" style:font-name-complex="Times New Roman" style:font-size-complex="10pt" style:font-weight-complex="bold"/>
    </style:style>
    <style:style style:name="T87" style:family="text">
      <style:text-properties fo:font-size="10pt" fo:font-weight="bold" officeooo:rsid="007e33b5" style:font-name-asian="Times New Roman" style:font-size-asian="10pt" style:font-weight-asian="bold" style:font-name-complex="Times New Roman" style:font-size-complex="10pt" style:font-weight-complex="bold"/>
    </style:style>
    <style:style style:name="T88" style:family="text">
      <style:text-properties fo:font-size="10pt" fo:font-weight="normal" officeooo:rsid="006a682d" style:font-size-asian="10pt" style:font-weight-asian="normal" style:font-size-complex="10pt" style:font-weight-complex="normal"/>
    </style:style>
    <style:style style:name="T89" style:family="text">
      <style:text-properties fo:font-size="10pt" fo:font-weight="normal" officeooo:rsid="006c5b8f" style:font-size-asian="10pt" style:font-weight-asian="normal" style:font-size-complex="10pt" style:font-weight-complex="normal"/>
    </style:style>
    <style:style style:name="T90" style:family="text">
      <style:text-properties fo:font-size="10pt" fo:font-weight="normal" officeooo:rsid="007e33b5" style:font-name-asian="Times New Roman" style:font-size-asian="10pt" style:font-weight-asian="normal" style:font-name-complex="Times New Roman" style:font-size-complex="10pt" style:font-weight-complex="normal"/>
    </style:style>
    <style:style style:name="T91" style:family="text">
      <style:text-properties fo:font-size="10pt" style:font-name-asian="Times New Roman" style:font-size-asian="10pt" style:font-name-complex="Times New Roman" style:font-size-complex="10pt"/>
    </style:style>
    <style:style style:name="T92" style:family="text">
      <style:text-properties fo:font-size="10pt" officeooo:rsid="003ac3df" style:font-name-asian="Times New Roman" style:font-size-asian="10pt" style:font-name-complex="Times New Roman" style:font-size-complex="10pt"/>
    </style:style>
    <style:style style:name="T93" style:family="text">
      <style:text-properties fo:font-size="10pt" officeooo:rsid="00883b9e" style:font-name-asian="Times New Roman" style:font-size-asian="10pt" style:font-name-complex="Times New Roman" style:font-size-complex="10pt"/>
    </style:style>
    <style:style style:name="T94" style:family="text">
      <style:text-properties fo:font-size="10pt" officeooo:rsid="007e33b5" style:font-name-asian="Times New Roman" style:font-size-asian="10pt" style:font-name-complex="Times New Roman" style:font-size-complex="10pt"/>
    </style:style>
    <style:style style:name="T95" style:family="text">
      <style:text-properties style:text-position="sub 58%" fo:font-size="10pt" officeooo:rsid="00601b47" style:font-size-asian="10pt" style:font-size-complex="10pt"/>
    </style:style>
    <style:style style:name="T96" style:family="text">
      <style:text-properties style:text-position="sub 58%" fo:font-size="10pt" fo:language="en" fo:country="US" fo:font-style="italic" style:font-name-asian="Times New Roman" style:font-size-asian="10pt" style:language-asian="zh" style:country-asian="CN" style:font-style-asian="italic" style:font-name-complex="Times New Roman" style:font-size-complex="10pt" style:language-complex="hi" style:country-complex="IN"/>
    </style:style>
    <style:style style:name="T97" style:family="text">
      <style:text-properties style:text-position="sub 58%" fo:font-size="10pt" fo:language="en" fo:country="US" style:font-name-asian="Times New Roman" style:font-size-asian="10pt" style:language-asian="zh" style:country-asian="CN" style:font-name-complex="Times New Roman" style:font-size-complex="10pt" style:language-complex="hi" style:country-complex="IN"/>
    </style:style>
    <style:style style:name="T98" style:family="text">
      <style:text-properties style:text-position="sub 58%" fo:font-size="10pt" fo:language="en" fo:country="US" officeooo:rsid="008630e8" style:font-name-asian="Times New Roman" style:font-size-asian="10pt" style:language-asian="zh" style:country-asian="CN" style:font-name-complex="Times New Roman" style:font-size-complex="10pt" style:language-complex="hi" style:country-complex="IN"/>
    </style:style>
    <style:style style:name="T99" style:family="text">
      <style:text-properties fo:color="#1155cc" loext:opacity="100%"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hi" style:country-complex="IN"/>
    </style:style>
    <style:style style:name="T10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terial and Methods</text:p>
      <text:p text:style-name="P4">Additional methodological details are provided in the <text:span text:style-name="T2">SI Appendix</text:span>.</text:p>
      <text:p text:style-name="P4"/>
      <text:p text:style-name="P6"><text:span text:style-name="T4">Fossil data compilation </text:span><text:span text:style-name="T5">and analytical framework</text:span><text:span text:style-name="T4">.</text:span><text:span text:style-name="T11"> </text:span><text:span text:style-name="T13">We downloaded and cleaned all </text:span><text:span text:style-name="T14">genus-level</text:span><text:span text:style-name="T13"> South American terrestrial mammal occurrence</text:span><text:span text:style-name="T15">s</text:span><text:span text:style-name="T13"> from The Paleobiology Database (</text:span><text:a xlink:type="simple" xlink:href="https://paleobiodb.org/" text:style-name="Internet_20_link" text:visited-style-name="Visited_20_Internet_20_Link"><text:span text:style-name="T13">https://paleobiodb.org/</text:span></text:a><text:span text:style-name="T13">) </text:span><text:span text:style-name="T15">from the late Paleocene</text:span><text:span text:style-name="T13"> </text:span><text:span text:style-name="T15">to the early Miocene </text:span><text:span text:style-name="T13">(</text:span><text:span text:style-name="T15">60</text:span><text:span text:style-name="T13">-</text:span><text:span text:style-name="T15">16</text:span><text:span text:style-name="T13"> Ma) </text:span><text:span text:style-name="T14">(</text:span><text:span text:style-name="T16">3,384 occurrences; </text:span><text:span text:style-name="T24">SI Appendix, Extended Materials and Methods</text:span><text:span text:style-name="T6">)</text:span><text:span text:style-name="T13">. </text:span><text:span text:style-name="T14">Using paleocoordinate reconstructions </text:span><text:reference-mark-start text:name="ZOTERO_ITEM CSL_CITATION {&quot;citationID&quot;:&quot;s5ZwTsso&quot;,&quot;properties&quot;:{&quot;formattedCitation&quot;:&quot;(75)&quot;,&quot;plainCitation&quot;:&quot;(75)&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7IaNNCJVXA"/><text:span text:style-name="T14">(75)</text:span><text:reference-mark-end text:name="ZOTERO_ITEM CSL_CITATION {&quot;citationID&quot;:&quot;s5ZwTsso&quot;,&quot;properties&quot;:{&quot;formattedCitation&quot;:&quot;(75)&quot;,&quot;plainCitation&quot;:&quot;(75)&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schema&quot;:&quot;https://github.com/citation-style-language/schema/raw/master/csl-citation.json&quot;} RND7IaNNCJVXA"/><text:span text:style-name="T14"> and paleo-biome maps </text:span><text:reference-mark-start text:name="ZOTERO_ITEM CSL_CITATION {&quot;citationID&quot;:&quot;xDsIuquq&quot;,&quot;properties&quot;:{&quot;formattedCitation&quot;:&quot;(76)&quot;,&quot;plainCitation&quot;:&quot;(76)&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nNVRanTsH3"/><text:span text:style-name="T14">(76)</text:span><text:reference-mark-end text:name="ZOTERO_ITEM CSL_CITATION {&quot;citationID&quot;:&quot;xDsIuquq&quot;,&quot;properties&quot;:{&quot;formattedCitation&quot;:&quot;(76)&quot;,&quot;plainCitation&quot;:&quot;(76)&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nNVRanTsH3"/><text:span text:style-name="T14">, we assigned each occurrence a tropical or extratropical affinity, </text:span><text:span text:style-name="T15">and</text:span><text:span text:style-name="T16"> collapsed </text:span><text:span text:style-name="T15">the dental ecomorphotype-derived trophic classes associated with each occurrence </text:span><text:span text:style-name="T16">into four categories: carnivorous, herbivorous, omnivorous, insectivorous (</text:span><text:span text:style-name="T27">Tab. 1</text:span><text:span text:style-name="T28">)</text:span><text:span text:style-name="T16">.</text:span></text:p>
      <text:p text:style-name="P6"><text:span text:style-name="T16">W</text:span><text:span text:style-name="T17">e analyzed our data</text:span><text:span text:style-name="T18">base</text:span><text:span text:style-name="T17"> using PyRate v.3 </text:span><text:reference-mark-start text:name="ZOTERO_ITEM CSL_CITATION {&quot;citationID&quot;:&quot;d3JWYBls&quot;,&quot;properties&quot;:{&quot;formattedCitation&quot;:&quot;(77)&quot;,&quot;plainCitation&quot;:&quot;(77)&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4svA6Vt1ok"/><text:span text:style-name="T17">(77)</text:span><text:reference-mark-end text:name="ZOTERO_ITEM CSL_CITATION {&quot;citationID&quot;:&quot;d3JWYBls&quot;,&quot;properties&quot;:{&quot;formattedCitation&quot;:&quot;(77)&quot;,&quot;plainCitation&quot;:&quot;(77)&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4svA6Vt1ok"/><text:span text:style-name="T29">, </text:span><text:span text:style-name="T30">and approximated the posterior distribution of the origination and extinction times </text:span><text:span text:style-name="T31">(resp. T</text:span><text:span text:style-name="T95">s</text:span><text:span text:style-name="T31"> and T</text:span><text:span text:style-name="T95">e</text:span><text:span text:style-name="T31">) of each genus </text:span><text:span text:style-name="T32">and the rate </text:span><text:span text:style-name="T31">of the preservation process </text:span><text:span text:style-name="T30">using the RJMCMC algorithm. </text:span><text:span text:style-name="T33">W</text:span><text:span text:style-name="T31">e </text:span><text:span text:style-name="T33">then</text:span><text:span text:style-name="T31"> used these T</text:span><text:span text:style-name="T95">s</text:span><text:span text:style-name="T31"> and T</text:span><text:span text:style-name="T95">e</text:span><text:span text:style-name="T30"> </text:span><text:span text:style-name="T31">to </text:span><text:span text:style-name="T30">estimate the </text:span><text:span text:style-name="T31">underlying </text:span><text:span text:style-name="T30">diversification process (origination and extinction rates) </text:span><text:span text:style-name="T31">with</text:span><text:span text:style-name="T30"> the Birth-Death model with Constrained Shifts (BDCS) </text:span><text:reference-mark-start text:name="ZOTERO_ITEM CSL_CITATION {&quot;citationID&quot;:&quot;vOJs1Nl9&quot;,&quot;properties&quot;:{&quot;formattedCitation&quot;:&quot;(78)&quot;,&quot;plainCitation&quot;:&quot;(78)&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4BGHh5GTl2"/><text:span text:style-name="T30">(78)</text:span><text:reference-mark-end text:name="ZOTERO_ITEM CSL_CITATION {&quot;citationID&quot;:&quot;vOJs1Nl9&quot;,&quot;properties&quot;:{&quot;formattedCitation&quot;:&quot;(78)&quot;,&quot;plainCitation&quot;:&quot;(78)&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4BGHh5GTl2"/><text:span text:style-name="T30"> </text:span><text:span text:style-name="T32">(</text:span><text:span text:style-name="T45">SI Appendix, Extended Materials and Methods</text:span><text:span text:style-name="T52">).</text:span></text:p>
      <text:p text:style-name="P6"><text:span text:style-name="T52">W</text:span><text:span text:style-name="T53">e ran the RJMCMC model for 50 </text:span><text:span text:style-name="T54">million</text:span><text:span text:style-name="T53"> generation</text:span><text:span text:style-name="T55">s</text:span><text:span text:style-name="T53"> and sampled every 50,000, </text:span><text:span text:style-name="T56">with a time-dependent preservation process </text:span><text:span text:style-name="T57">allowing for rate shift between every geological stage (</text:span><text:span text:style-name="T46">SI Appendix, </text:span><text:span text:style-name="T66">Fig. S5-6 </text:span><text:span text:style-name="T72">and </text:span><text:span text:style-name="T49">Extended Materials and Methods</text:span><text:span text:style-name="T72">). We allowed for a gamma-distributed preservation heterogeneity across lineages</text:span><text:span text:style-name="T53">. We ran the BDCS </text:span><text:span text:style-name="T57">model </text:span><text:span text:style-name="T53">for 10 </text:span><text:span text:style-name="T54">million</text:span><text:span text:style-name="T53"> generation</text:span><text:span text:style-name="T55">s</text:span><text:span text:style-name="T53">, sampled every 10,000</text:span><text:span text:style-name="T58">, and allowed diversification </text:span><text:span text:style-name="T55">(i.e. origination and extinction)</text:span><text:span text:style-name="T58"> rates to vary between each geological sub-Epochs </text:span><text:span text:style-name="T54">(</text:span><text:span text:style-name="T46">SI Appendix, </text:span><text:span text:style-name="T67">Fig. S1</text:span><text:span text:style-name="T54">)</text:span><text:span text:style-name="T53">. </text:span><text:span text:style-name="T58">Diversification analyses were replicated 20 times </text:span><text:span text:style-name="T59">after</text:span><text:span text:style-name="T58"> randomly drawing fossil</text:span><text:span text:style-name="T57"> ages </text:span><text:span text:style-name="T58">between their upper and lower age boundaries, </text:span><text:span text:style-name="T60">and posterior estimates across all replicates</text:span><text:span text:style-name="T57"> </text:span><text:span text:style-name="T60">were combined. </text:span><text:span text:style-name="T61">To test the robustness of our macroevolutionary inference, w</text:span><text:span text:style-name="T62">e conducted sensitivity analyses by either removing singletons or subsampling our fossil database to unique locality-lineage combinations</text:span><text:span text:style-name="T47"> </text:span><text:span text:style-name="T45">(SI Appendix,</text:span><text:span text:style-name="T52"> </text:span><text:span text:style-name="T45">Extended Materials and Methods</text:span><text:span text:style-name="T52">). </text:span><text:span text:style-name="T63">We assessed the convergence of each parameter with the pymc 5</text:span><text:span text:style-name="T7">.9.2 python library </text:span><text:reference-mark-start text:name="ZOTERO_ITEM CSL_CITATION {&quot;citationID&quot;:&quot;MPU9rsDH&quot;,&quot;properties&quot;:{&quot;formattedCitation&quot;:&quot;(79)&quot;,&quot;plainCitation&quot;:&quot;(79)&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gNkRvtdF"/><text:span text:style-name="T7">(79)</text:span><text:reference-mark-end text:name="ZOTERO_ITEM CSL_CITATION {&quot;citationID&quot;:&quot;MPU9rsDH&quot;,&quot;properties&quot;:{&quot;formattedCitation&quot;:&quot;(79)&quot;,&quot;plainCitation&quot;:&quot;(79)&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gNkRvtdF"/><text:span text:style-name="T29">. </text:span><text:span text:style-name="T34">We considered parameters achieved convergence if their Effective Sample Size (ESS) was above 200.</text:span></text:p>
      <text:p text:style-name="P6"><text:span text:style-name="T56">S</text:span><text:span text:style-name="T53">ubsequent data manipulation and visualization </text:span><text:span text:style-name="T63">was</text:span><text:span text:style-name="T53"> performed in R </text:span><text:span text:style-name="T56">v4.4.0 </text:span><text:reference-mark-start text:name="ZOTERO_ITEM CSL_CITATION {&quot;citationID&quot;:&quot;bmrA4CQ4&quot;,&quot;properties&quot;:{&quot;formattedCitation&quot;:&quot;(80)&quot;,&quot;plainCitation&quot;:&quot;(80)&quot;,&quot;noteIndex&quot;:0},&quot;citationItems&quot;:[{&quot;id&quot;:7141,&quot;uris&quot;:[&quot;http://zotero.org/users/7245292/items/639N6IXD&quot;],&quot;itemData&quot;:{&quot;id&quot;:7141,&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4&quot;]]}}}],&quot;schema&quot;:&quot;https://github.com/citation-style-language/schema/raw/master/csl-citation.json&quot;} RNDdRVcJ8pYkm"/><text:span text:style-name="T56">(80)</text:span><text:reference-mark-end text:name="ZOTERO_ITEM CSL_CITATION {&quot;citationID&quot;:&quot;bmrA4CQ4&quot;,&quot;properties&quot;:{&quot;formattedCitation&quot;:&quot;(80)&quot;,&quot;plainCitation&quot;:&quot;(80)&quot;,&quot;noteIndex&quot;:0},&quot;citationItems&quot;:[{&quot;id&quot;:7141,&quot;uris&quot;:[&quot;http://zotero.org/users/7245292/items/639N6IXD&quot;],&quot;itemData&quot;:{&quot;id&quot;:7141,&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24&quot;]]}}}],&quot;schema&quot;:&quot;https://github.com/citation-style-language/schema/raw/master/csl-citation.json&quot;} RNDdRVcJ8pYkm"/><text:span text:style-name="T53">, relying on the Tidyverse suite of R packages </text:span><text:reference-mark-start text:name="ZOTERO_ITEM CSL_CITATION {&quot;citationID&quot;:&quot;OkNtblRJ&quot;,&quot;properties&quot;:{&quot;formattedCitation&quot;:&quot;(81)&quot;,&quot;plainCitation&quot;:&quot;(81)&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RLjANK2opk"/><text:span text:style-name="T53">(81)</text:span><text:reference-mark-end text:name="ZOTERO_ITEM CSL_CITATION {&quot;citationID&quot;:&quot;OkNtblRJ&quot;,&quot;properties&quot;:{&quot;formattedCitation&quot;:&quot;(81)&quot;,&quot;plainCitation&quot;:&quot;(81)&quot;,&quot;noteIndex&quot;:0},&quot;citationItems&quot;:[{&quot;id&quot;:4637,&quot;uris&quot;:[&quot;http://zotero.org/users/7245292/items/4UTSI4PR&quot;],&quot;itemData&quot;:{&quot;id&quot;:4637,&quot;type&quot;:&quot;article-journal&quot;,&quot;abstract&quot;:&quot;Wickham et al., (2019). Welcome to the Tidyverse. Journal of Open Source Software, 4(43), 1686, https://doi.org/10.21105/joss.01686&quot;,&quot;container-title&quot;:&quot;Journal of Open Source Software&quot;,&quot;DOI&quot;:&quot;10.21105/joss.01686&quot;,&quot;ISSN&quot;:&quot;2475-9066&quot;,&quot;issue&quot;:&quot;43&quot;,&quot;language&quot;:&quot;en&quot;,&quot;page&quot;:&quot;1686&quot;,&quot;source&quot;:&quot;joss.theoj.org&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 Lin&quot;},{&quot;family&quot;:&quot;Miller&quot;,&quot;given&quot;:&quot;Evan&quot;},{&quot;family&quot;:&quot;Bache&quot;,&quot;given&quot;:&quot;Stephan Milton&quot;},{&quot;family&quot;:&quot;Müller&quot;,&quot;given&quot;:&quot;Kirill&quot;},{&quot;family&quot;:&quot;Ooms&quot;,&quot;given&quot;:&quot;Jeroen&quot;},{&quot;family&quot;:&quot;Robinson&quot;,&quot;given&quot;:&quot;David&quot;},{&quot;family&quot;:&quot;Seidel&quot;,&quot;given&quot;:&quot;Dana Paige&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RLjANK2opk"/><text:span text:style-name="T53">, the palaeoverse </text:span><text:reference-mark-start text:name="ZOTERO_ITEM CSL_CITATION {&quot;citationID&quot;:&quot;rWLPX8Ik&quot;,&quot;properties&quot;:{&quot;formattedCitation&quot;:&quot;(82)&quot;,&quot;plainCitation&quot;:&quot;(82)&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3tqK66GW2"/><text:span text:style-name="T53">(82)</text:span><text:reference-mark-end text:name="ZOTERO_ITEM CSL_CITATION {&quot;citationID&quot;:&quot;rWLPX8Ik&quot;,&quot;properties&quot;:{&quot;formattedCitation&quot;:&quot;(82)&quot;,&quot;plainCitation&quot;:&quot;(82)&quot;,&quot;noteIndex&quot;:0},&quot;citationItems&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x3tqK66GW2"/><text:span text:style-name="T53">, deeptime </text:span><text:reference-mark-start text:name="ZOTERO_ITEM CSL_CITATION {&quot;citationID&quot;:&quot;Zhp1dSRh&quot;,&quot;properties&quot;:{&quot;formattedCitation&quot;:&quot;(83)&quot;,&quot;plainCitation&quot;:&quot;(83)&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0KNFjBtNzY"/><text:span text:style-name="T53">(83)</text:span><text:reference-mark-end text:name="ZOTERO_ITEM CSL_CITATION {&quot;citationID&quot;:&quot;Zhp1dSRh&quot;,&quot;properties&quot;:{&quot;formattedCitation&quot;:&quot;(83)&quot;,&quot;plainCitation&quot;:&quot;(83)&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0KNFjBtNzY"/><text:span text:style-name="T53">, </text:span><text:span text:style-name="T56">and</text:span><text:span text:style-name="T53"> rphylopic </text:span><text:reference-mark-start text:name="ZOTERO_ITEM CSL_CITATION {&quot;citationID&quot;:&quot;oLBDteCK&quot;,&quot;properties&quot;:{&quot;formattedCitation&quot;:&quot;(84)&quot;,&quot;plainCitation&quot;:&quot;(84)&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bG9UIVAGZO"/><text:span text:style-name="T53">(84)</text:span><text:reference-mark-end text:name="ZOTERO_ITEM CSL_CITATION {&quot;citationID&quot;:&quot;oLBDteCK&quot;,&quot;properties&quot;:{&quot;formattedCitation&quot;:&quot;(84)&quot;,&quot;plainCitation&quot;:&quot;(84)&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bG9UIVAGZO"/><text:span text:style-name="T53"> R packages.</text:span></text:p>
      <text:p text:style-name="P5"/>
      <text:p text:style-name="P6"><text:span text:style-name="T68">Age-dependent Extinction (ADE) model. </text:span><text:span text:style-name="T73">We assessed the effect of genus age on its extinction probability by fitting the ADE model to our occurrence data </text:span><text:reference-mark-start text:name="ZOTERO_ITEM CSL_CITATION {&quot;citationID&quot;:&quot;LYL6g1ln&quot;,&quot;properties&quot;:{&quot;formattedCitation&quot;:&quot;(56)&quot;,&quot;plainCitation&quot;:&quot;(56)&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0hwYeCsiXB"/><text:span text:style-name="T73">(56)</text:span><text:reference-mark-end text:name="ZOTERO_ITEM CSL_CITATION {&quot;citationID&quot;:&quot;LYL6g1ln&quot;,&quot;properties&quot;:{&quot;formattedCitation&quot;:&quot;(56)&quot;,&quot;plainCitation&quot;:&quot;(56)&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0hwYeCsiXB"/><text:span text:style-name="T29">. </text:span><text:span text:style-name="T35">We ran the model for 100 </text:span><text:span text:style-name="T54">million </text:span><text:span text:style-name="T35">generation</text:span><text:span text:style-name="T36">s</text:span><text:span text:style-name="T35"> and sampled every 50,000, with preservation rate</text:span><text:span text:style-name="T37">s</text:span><text:span text:style-name="T35"> </text:span><text:span text:style-name="T38">varying between</text:span><text:span text:style-name="T35"> every geological stages and across lineages according to a Gamma model. </text:span><text:span text:style-name="T37">We focused on the shape </text:span><text:span text:style-name="T39">(𝜙)</text:span><text:span text:style-name="T37"> of the Weibull distribution, knowing that 𝜙 &lt; </text:span><text:span text:style-name="T39">1</text:span><text:span text:style-name="T64"> indicates a decreasing extinction probability with increasing genus age and </text:span><text:span text:style-name="T65">𝜙 &gt; </text:span><text:span text:style-name="T64">1 <text:s/>indicates an increasing extinction probability with increasing genus age (no effect if </text:span><text:span text:style-name="T65">𝜙 </text:span><text:span text:style-name="T64">=</text:span><text:span text:style-name="T65"> </text:span><text:span text:style-name="T64">1). </text:span><text:span text:style-name="T37">We performed </text:span><text:span text:style-name="T40">20 </text:span><text:span text:style-name="T37">independent ADE analyses </text:span><text:span text:style-name="T40">of randomized datasets</text:span><text:span text:style-name="T37"> before and after the increase in turnover we highlighted 39 Ma to assess the age selectivity of this taxonomic renewal (</text:span><text:span text:style-name="T48">SI Appendix,</text:span><text:span text:style-name="T37"> </text:span><text:span text:style-name="T84">Fig. S8-11</text:span><text:span text:style-name="T66"> </text:span><text:span text:style-name="T72">and </text:span><text:span text:style-name="T49">Extended Materials and Methods</text:span><text:span text:style-name="T88">). </text:span><text:span text:style-name="T89">We monitored parameter convergence with the pymc <text:s/></text:span><text:span text:style-name="T74">5</text:span><text:span text:style-name="T9">.9.2 </text:span><text:span text:style-name="T10">python library, and p</text:span><text:span text:style-name="T9">arameters </text:span><text:span text:style-name="T10">were considered </text:span><text:span text:style-name="T9">convergen</text:span><text:span text:style-name="T10">t</text:span><text:span text:style-name="T9"> if their ESS was above 200.</text:span></text:p>
      <text:p text:style-name="P6"><text:soft-page-break/><text:span text:style-name="T9"/></text:p>
      <text:p text:style-name="P6"><text:span text:style-name="T69">Selection of </text:span><text:span text:style-name="T70">environmental</text:span><text:span text:style-name="T69"> variables.</text:span><text:span text:style-name="T73"> </text:span><text:span text:style-name="T75">To</text:span><text:span text:style-name="T76"> investigate possible </text:span><text:span text:style-name="T77">environmental</text:span><text:span text:style-name="T76"> correlates for the changes in </text:span><text:span text:style-name="T75">SAM </text:span><text:span text:style-name="T76">diversification dynamics </text:span><text:span text:style-name="T75">on the Eocene-Oligocene interval</text:span><text:span text:style-name="T76">, </text:span><text:span text:style-name="T75">we </text:span><text:span text:style-name="T76">selected two global (i.e., atmospheric temperature and sea level) and four continental-scale (i.e., </text:span><text:span text:style-name="T75">A</text:span><text:span text:style-name="T76">ndean uplift, Neotropical plant diversity, forest density </text:span><text:span text:style-name="T75">and </text:span><text:span text:style-name="T76">habitat openness) variables (</text:span><text:span text:style-name="T50">SI Appendix,</text:span><text:span text:style-name="T78"> </text:span><text:span text:style-name="T71">Tab. S2</text:span><text:span text:style-name="T76">).</text:span><text:span text:style-name="T77"> </text:span><text:span text:style-name="T76">Temperature is known for </text:span><text:span text:style-name="T79">greatly</text:span><text:span text:style-name="T76"> </text:span><text:span text:style-name="T79">influencing</text:span><text:span text:style-name="T76"> macroevolutionary processes </text:span><text:span text:style-name="T79">across</text:span><text:span text:style-name="T76"> several groups, including mammals </text:span><text:reference-mark-start text:name="ZOTERO_ITEM CSL_CITATION {&quot;citationID&quot;:&quot;FP2wDLAu&quot;,&quot;properties&quot;:{&quot;formattedCitation&quot;:&quot;(63, 85)&quot;,&quot;plainCitation&quot;:&quot;(63, 85)&quot;,&quot;noteIndex&quot;:0},&quot;citationItems&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O2DpfRfy3r"/><text:span text:style-name="T76">(63, 85)</text:span><text:reference-mark-end text:name="ZOTERO_ITEM CSL_CITATION {&quot;citationID&quot;:&quot;FP2wDLAu&quot;,&quot;properties&quot;:{&quot;formattedCitation&quot;:&quot;(63, 85)&quot;,&quot;plainCitation&quot;:&quot;(63, 85)&quot;,&quot;noteIndex&quot;:0},&quot;citationItems&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O2DpfRfy3r"/><text:span text:style-name="T73">, </text:span><text:span text:style-name="T76">and sea level has a direct effect on the connectivity of habitats. Even </text:span><text:span text:style-name="T75">in its early phase, the Andean uplift was evidenced as a major diversification driver </text:span><text:span text:style-name="T79">for</text:span><text:span text:style-name="T75"> many South American groups </text:span><text:reference-mark-start text:name="ZOTERO_ITEM CSL_CITATION {&quot;citationID&quot;:&quot;UtYqZYz1&quot;,&quot;properties&quot;:{&quot;formattedCitation&quot;:&quot;(68)&quot;,&quot;plainCitation&quot;:&quot;(68)&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CyGL7oQ0wn"/><text:span text:style-name="T75">(68)</text:span><text:reference-mark-end text:name="ZOTERO_ITEM CSL_CITATION {&quot;citationID&quot;:&quot;UtYqZYz1&quot;,&quot;properties&quot;:{&quot;formattedCitation&quot;:&quot;(68)&quot;,&quot;plainCitation&quot;:&quot;(68)&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CyGL7oQ0wn"/><text:span text:style-name="T75">. </text:span><text:span text:style-name="T77"><office:annotation office:name="__Annotation__11843_3407083127" loext:resolved="false"><dc:creator>Lucas Buffan</dc:creator><dc:date>2024-06-15T10:17:30.026673757</dc:date><meta:creator-initials>LB</meta:creator-initials><text:p text:style-name="P11"><text:span text:style-name="T100">j’hésite à mettre des refs type papillions/escape-and-radiate, t’en dis quoi @Fabien</text:span></text:p></office:annotation></text:span><text:span text:style-name="T77">Primary feeder diversity is controlled by plant diversity</text:span><office:annotation-end office:name="__Annotation__11843_3407083127"/><text:span text:style-name="T77">. </text:span><text:span text:style-name="T80">F</text:span><text:span text:style-name="T81">inally, relative Leaf Area Index </text:span><text:reference-mark-start text:name="ZOTERO_ITEM CSL_CITATION {&quot;citationID&quot;:&quot;KDixVvdj&quot;,&quot;properties&quot;:{&quot;formattedCitation&quot;:&quot;(71)&quot;,&quot;plainCitation&quot;:&quot;(71)&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prUpvGveQf"/><text:span text:style-name="T81">(proxy for forest density , 71)</text:span><text:reference-mark-end text:name="ZOTERO_ITEM CSL_CITATION {&quot;citationID&quot;:&quot;KDixVvdj&quot;,&quot;properties&quot;:{&quot;formattedCitation&quot;:&quot;(71)&quot;,&quot;plainCitation&quot;:&quot;(71)&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prUpvGveQf"/><text:span text:style-name="T81"> and</text:span><text:span text:style-name="T82"> </text:span><text:span text:style-name="T81">patterns of relative abundance of open habitats </text:span><text:reference-mark-start text:name="ZOTERO_ITEM CSL_CITATION {&quot;citationID&quot;:&quot;aReVG4aD&quot;,&quot;properties&quot;:{&quot;formattedCitation&quot;:&quot;(34, 41, 86)&quot;,&quot;plainCitation&quot;:&quot;(34, 41,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FhCne1TJUg"/><text:span text:style-name="T81">(34, 41, 86)</text:span><text:reference-mark-end text:name="ZOTERO_ITEM CSL_CITATION {&quot;citationID&quot;:&quot;aReVG4aD&quot;,&quot;properties&quot;:{&quot;formattedCitation&quot;:&quot;(34, 41, 86)&quot;,&quot;plainCitation&quot;:&quot;(34, 41,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FhCne1TJUg"/><text:span text:style-name="T29"> </text:span><text:span text:style-name="T41">are both indicators of the relative </text:span><text:span text:style-name="T42">abundance of grasslands, which has long been regarded as shaping herbivore diversity </text:span><text:reference-mark-start text:name="ZOTERO_ITEM CSL_CITATION {&quot;citationID&quot;:&quot;1OZB10lM&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ITzAazIwU"/><text:span text:style-name="T42">(35)</text:span><text:reference-mark-end text:name="ZOTERO_ITEM CSL_CITATION {&quot;citationID&quot;:&quot;1OZB10lM&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ITzAazIwU"/>.<text:span text:style-name="T76"> </text:span><text:span text:style-name="T77">As highlighted by ref. </text:span><text:reference-mark-start text:name="ZOTERO_ITEM CSL_CITATION {&quot;citationID&quot;:&quot;4A5sv2T1&quot;,&quot;properties&quot;:{&quot;formattedCitation&quot;:&quot;(22)&quot;,&quot;plainCitation&quot;:&quot;(22)&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Y0FcW1ocwV"/><text:span text:style-name="T77">(22)</text:span><text:reference-mark-end text:name="ZOTERO_ITEM CSL_CITATION {&quot;citationID&quot;:&quot;4A5sv2T1&quot;,&quot;properties&quot;:{&quot;formattedCitation&quot;:&quot;(22)&quot;,&quot;plainCitation&quot;:&quot;(22)&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Y0FcW1ocwV"/><text:span text:style-name="T77">, we recall the importance of considering regional-scale variables, as environmental changes across the Eocene-Oligocene were shown to be regionally heterogeneous </text:span><text:reference-mark-start text:name="ZOTERO_ITEM CSL_CITATION {&quot;citationID&quot;:&quot;jc47rZrr&quot;,&quot;properties&quot;:{&quot;formattedCitation&quot;:&quot;(65, 87)&quot;,&quot;plainCitation&quot;:&quot;(65,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54EIxCa0vt"/><text:span text:style-name="T77">(65, 87)</text:span><text:reference-mark-end text:name="ZOTERO_ITEM CSL_CITATION {&quot;citationID&quot;:&quot;jc47rZrr&quot;,&quot;properties&quot;:{&quot;formattedCitation&quot;:&quot;(65, 87)&quot;,&quot;plainCitation&quot;:&quot;(65,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54EIxCa0vt"/><text:span text:style-name="T77">.</text:span></text:p>
      <text:p text:style-name="P10"><text:span text:style-name="T77"/></text:p>
      <text:p text:style-name="P10"><text:span text:style-name="T68">Multivariate Birth-Death (MBD) model. </text:span><text:span text:style-name="T83">We carried out environment-dependent diversification analyses involving the aforementioned variables by running the MBD model included in PyRate </text:span><text:reference-mark-start text:name="ZOTERO_ITEM CSL_CITATION {&quot;citationID&quot;:&quot;mux4IuPc&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A1cSfFeGng"/><text:span text:style-name="T83">(88)</text:span><text:reference-mark-end text:name="ZOTERO_ITEM CSL_CITATION {&quot;citationID&quot;:&quot;mux4IuPc&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A1cSfFeGng"/><text:span text:style-name="T29">. </text:span><text:span text:style-name="T12">This model carries out two independent correlations involving a set of environmental covariates and diversification rates </text:span><text:span text:style-name="T19">(</text:span><text:span text:style-name="T25">λ </text:span><text:span text:style-name="T8">and</text:span><text:span text:style-name="T25"> μ) </text:span><text:span text:style-name="T12">newly-estimated from empirical </text:span><text:span text:style-name="T23">T</text:span><text:span text:style-name="T96">s</text:span><text:span text:style-name="T23"> </text:span><text:span text:style-name="T12">and</text:span><text:span text:style-name="T23"> T</text:span><text:span text:style-name="T96">e</text:span><text:span text:style-name="T12">. Each variable is assigned to two correlation coefficients, one for the correlation with </text:span><text:span text:style-name="T23">λ</text:span><text:span text:style-name="T12"> (G</text:span><text:span text:style-name="T97">i,λ</text:span><text:span text:style-name="T12">, where </text:span><text:span text:style-name="T23">i</text:span><text:span text:style-name="T12"> is the index of the variable in the set of covariates) and the other for the correlation with </text:span><text:span text:style-name="T23">μ</text:span><text:span text:style-name="T12"> (G</text:span><text:span text:style-name="T97">i,μ</text:span><text:span text:style-name="T12">). An MCMC algorithm jointly estimates baseline origination and extinction rates and all the G</text:span><text:span text:style-name="T97">λ</text:span><text:span text:style-name="T12"> and G</text:span><text:span text:style-name="T97">µ</text:span><text:span text:style-name="T12">, while controlling for over-parameterization. Each G</text:span><text:span text:style-name="T97">λ </text:span><text:span text:style-name="T12">and G</text:span><text:span text:style-name="T97">µ</text:span><text:span text:style-name="T12"> is assigned a shrinkage weight (w(G</text:span><text:span text:style-name="T97">λ</text:span><text:span text:style-name="T12">) or w(G</text:span><text:span text:style-name="T97">µ</text:span><text:span text:style-name="T12">)), ranging between 0 and 1, testing its significance–hence, the significance of the correlation itself. A correlation of coefficient G</text:span><text:span text:style-name="T97">λ,</text:span><text:span text:style-name="T98">i</text:span><text:span text:style-name="T97"> </text:span><text:span text:style-name="T12">is considered significant if w(G</text:span><text:span text:style-name="T97">λ,</text:span><text:span text:style-name="T98">i</text:span><text:span text:style-name="T12">) &gt; 0.5 and if </text:span><text:span text:style-name="T20">a sufficiently high proportion (i.e., &gt;90%)</text:span><text:span text:style-name="T12"> </text:span><text:span text:style-name="T20">of its posterior density </text:span><text:span text:style-name="T12">does not </text:span><text:span text:style-name="T20">overlap with </text:span><text:span text:style-name="T12">0.</text:span><text:span text:style-name="T43"> </text:span><text:span text:style-name="T12">Each </text:span><text:span text:style-name="T21">set of </text:span><text:span text:style-name="T12">MBD </text:span><text:span text:style-name="T21">analyses</text:span><text:span text:style-name="T12"> was run across 10 </text:span><text:span text:style-name="T21">million</text:span><text:span text:style-name="T12"> iterations, sampling every 10,000. We only carried out exponential correlations. </text:span><text:span text:style-name="T22">P</text:span><text:span text:style-name="T12">arameter </text:span><text:span text:style-name="T22">c</text:span><text:span text:style-name="T12">onvergence </text:span><text:span text:style-name="T22">(i.e., ESS &gt; 200) </text:span><text:span text:style-name="T12">was assessed using the </text:span><text:span text:style-name="T23">pymc </text:span><text:span text:style-name="T12">5.9.2</text:span><text:span text:style-name="T23"> </text:span><text:span text:style-name="T12">Python library</text:span><text:span text:style-name="T21"> </text:span><text:reference-mark-start text:name="ZOTERO_ITEM CSL_CITATION {&quot;citationID&quot;:&quot;PkLBryX1&quot;,&quot;properties&quot;:{&quot;formattedCitation&quot;:&quot;(79)&quot;,&quot;plainCitation&quot;:&quot;(79)&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1RcMY8V925"/><text:span text:style-name="T12">(79)</text:span><text:reference-mark-end text:name="ZOTERO_ITEM CSL_CITATION {&quot;citationID&quot;:&quot;PkLBryX1&quot;,&quot;properties&quot;:{&quot;formattedCitation&quot;:&quot;(79)&quot;,&quot;plainCitation&quot;:&quot;(79)&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1RcMY8V925"/><text:span text:style-name="T12">.</text:span></text:p>
      <text:p text:style-name="P10"><text:span text:style-name="T12"/></text:p>
      <text:p text:style-name="P3">Data, Materials, and Software Availability</text:p>
      <text:p text:style-name="P8"><text:span text:style-name="T12">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99">https://github.com/Buffan3369/Neotropical_mammals.git</text:span></text:a><text:span text:style-name="T12"> and </text:span><text:a xlink:type="simple" xlink:href="https://github.com/Alexis-Marion/CorsaiR.git" text:style-name="Standard" text:visited-style-name="Standard"><text:span text:style-name="T99">https://github.com/Alexis-Marion/CorsaiR.git</text:span></text:a><text:span text:style-name="T12">).</text:span></text:p>
      <text:p text:style-name="P9"><text:span text:style-name="T85">Acknowledgements</text:span></text:p>
      <text:p text:style-name="P9"><text:span text:style-name="T91">We are grateful to all the people who collected and entered the data we used in The Paleobiology Database. Moreover, we thank Chris Scotese (</text:span><text:span text:style-name="T92">Northwestern Univ.,</text:span><text:span text:style-name="T91"> </text:span><text:span text:style-name="T92">Evanston, USA</text:span><text:span text:style-name="T91">) and Ignacio Quintero (</text:span><text:span text:style-name="T92">IBENS</text:span><text:span text:style-name="T91">, </text:span><text:span text:style-name="T92">France</text:span><text:span text:style-name="T91">) for their data </text:span><text:span text:style-name="T93">sharing</text:span><text:span text:style-name="T91">. Also, we thank Miranta Kouvari (</text:span><text:span text:style-name="T92">Imp. College of London</text:span><text:span text:style-name="T91">, </text:span><text:span text:style-name="T92">UK</text:span><text:span text:style-name="T91">) for sharing her Master’s thesis discussions on the South-American eutherian mammal fossil record, especially to study about the emergence of the latitudinal biodiversity gradient at the scale of the continent; Alexis F.P. Marion (ISEM, France) for coding collaborations; and members of the </text:span><text:span text:style-name="T51">Phylogénie et Évolution Moléculaire </text:span><text:span text:style-name="T91">and </text:span><text:span text:style-name="T51">Paléontologie </text:span><text:span text:style-name="T91">teams at ISEM for their useful inputs and feedback on the present work. </text:span><text:span text:style-name="T29">This research was supported by the French </text:span><text:soft-page-break/><text:span text:style-name="T44">Agence Nationale de la Recherche</text:span><text:span text:style-name="T29"> (ANR) in the framework of the LabEx CEBA (ANR-10-LABX-25-01; strategic project EMERGENCE). </text:span><text:span text:style-name="T91"><office:annotation office:name="__Annotation__23335_3407083127" loext:resolved="false"><dc:creator>Lucas Buffan</dc:creator><dc:date>2024-06-15T11:05:42.550733610</dc:date><meta:creator-initials>LB</meta:creator-initials><text:p text:style-name="P11"><text:span text:style-name="T100">Indicate your funding here</text:span></text:p></office:annotation></text:span><text:span text:style-name="T91">L.B was funded by a grant offered by the </text:span><text:span text:style-name="T51">École Normale Supérieure de Lyon</text:span><text:span text:style-name="T91">. </text:span><office:annotation-end office:name="__Annotation__23335_3407083127"/><text:span text:style-name="T91">This is Paleobiology Database publication no. </text:span><text:span text:style-name="T86">XXX </text:span><text:span text:style-name="T90">and ISEM-Sud article no</text:span><text:span text:style-name="T91">. </text:span><text:span text:style-name="T87">202X-XXX</text:span><text:span text:style-name="T94">.</text:span></text:p>
      <text:p text:style-name="P7"><text:span text:style-name="T26">References</text:span></text:p>
      <text:p text:style-name="P1">1. <text:tab/>M. R. Willig, D. M. Kaufman, R. D. Stevens, Latitudinal Gradients of Biodiversity: Pattern, Process, Scale, and Synthesis. <text:span text:style-name="T1">Annu. Rev. Ecol. Evol. Syst.</text:span> <text:span text:style-name="T3">34</text:span>, 273–309 (2003).</text:p>
      <text:p text:style-name="P1">2. <text:tab/>C. R. Scotese, An Atlas of Phanerozoic Paleogeographic Maps: The Seas Come In and the Seas Go Out. <text:span text:style-name="T1">Annu. Rev. Earth Planet. Sci.</text:span> <text:span text:style-name="T3">49</text:span>, 679–728 (2021).</text:p>
      <text:p text:style-name="P1">3. <text:tab/>F. J. Goin, M. O. Woodburne, A. N. Zimicz, G. M. Martin, L. Chornogubsky, <text:span text:style-name="T1">A brief history of South American Metatherians: evolutionary contexts and intercontinental dispersals</text:span>, Springer Dordrecht (2016).</text:p>
      <text:p text:style-name="P1">4. <text:tab/>M. Boivin, L. Marivaux, P.-O. Antoine, L’apport du registre paléogène d’Amazonie sur la diversification initiale des Caviomorpha (Hystricognathi, Rodentia): implications phylogénétiques, macroévolutives et paléobiogéographiques. <text:span text:style-name="T1">Geodiversitas</text:span> <text:span text:style-name="T3">41</text:span>, 143–245 (2019).</text:p>
      <text:p text:style-name="P1">5. <text:tab/>D. A. Croft, J. N. Gelfo, G. M. López, Splendid Innovation: The Extinct South American Native Ungulates. <text:span text:style-name="T1">Annu. Rev. Earth Planet. Sci.</text:span> <text:span text:style-name="T3">48</text:span>, 259–290 (2020).</text:p>
      <text:p text:style-name="P1">6. <text:tab/>R. M. D. Beck, D. de Vries, M. C. Janiak, I. B. Goodhead, J. P. Boubli, Total evidence phylogeny of platyrrhine primates and a comparison of undated and tip-dating approaches. <text:span text:style-name="T1">J. Hum. Evol.</text:span> <text:span text:style-name="T3">174</text:span>, 103293 (2023).</text:p>
      <text:p text:style-name="P1">7. <text:tab/>J. V. Tejada, <text:span text:style-name="T1">et al.</text:span>, Bayesian total-evidence dating revisits sloth phylogeny and biogeography: a cautionary tale on morphological clock analyses. <text:span text:style-name="T1">Syst. Biol.</text:span> syad069 (2023). https://doi.org/10.1093/sysbio/syad069.</text:p>
      <text:p text:style-name="P1">8. <text:tab/>G. G. Simpson, <text:span text:style-name="T1">Splendid isolation : the curious history of South American mammals</text:span>, Yale University Press, New Haven (1980).</text:p>
      <text:p text:style-name="P1">9. <text:tab/>D. A. Croft, J. J. Flynn, A. R. Wyss, The Tinguiririca Fauna of Chile and the early stages of “modernization” of South American mammal faunas. <text:span text:style-name="T1">Arq. Mus. Nac. Rio Jan.</text:span> <text:span text:style-name="T3">66</text:span>, 191–211 (2008).</text:p>
      <text:p text:style-name="P1">10. <text:tab/>P.-O. Antoine, <text:span text:style-name="T1">et al.</text:span>, Middle Eocene rodents from Peruvian Amazonia reveal the pattern and timing of caviomorph origins and biogeography. <text:span text:style-name="T1">Proc. R. Soc. B Biol. Sci.</text:span> <text:span text:style-name="T3">279</text:span>, 1319–1326 (2011).</text:p>
      <text:p text:style-name="P1">11. <text:tab/>M. Bond, <text:span text:style-name="T1">et al.</text:span>, Eocene primates of South America and the African origins of New World monkeys. <text:span text:style-name="T1">Nature</text:span> <text:span text:style-name="T3">520</text:span>, 538–541 (2015).</text:p>
      <text:p text:style-name="P1">12. <text:tab/>L. Marivaux, <text:span text:style-name="T1">et al.</text:span>, An eosimiid primate of South Asian affinities in the Paleogene of Western Amazonia and the origin of New World monkeys. <text:span text:style-name="T1">Proc. Natl. Acad. Sci.</text:span> <text:span text:style-name="T3">120</text:span>, e2301338120 (2023).</text:p>
      <text:p text:style-name="P1">13. <text:tab/>C. Montes, <text:span text:style-name="T1">et al.</text:span>, Middle Miocene closure of the Central American Seaway. <text:span text:style-name="T1">Science</text:span> <text:span text:style-name="T3">348</text:span>, 226–229 (2015).</text:p>
      <text:p text:style-name="P1">14. <text:tab/>L. G. Marshall, Land Mammals and the Great American Interchange. <text:span text:style-name="T1">Am. Sci.</text:span> <text:span text:style-name="T3">76</text:span>, 380–388 (1988).</text:p>
      <text:p text:style-name="P1">15. <text:tab/>H. K. Coxall, P. N. Pearson, “The Eocene–Oligocene Transition” in <text:span text:style-name="T1">Deep-Time Perspectives on Climate Change: Marrying the Signal from Computer Models and Biological Proxies</text:span>, M. Williams, A. M. Haywood, F. J. Gregory, D. N. Schmidt, Eds. (Geological Society of London, 2007), p. 0.</text:p>
      <text:p text:style-name="P1">16. <text:tab/>T. Westerhold, <text:span text:style-name="T1">et al.</text:span>, An astronomically dated record of Earth’s climate and its predictability over the last 66 million years. <text:span text:style-name="T1">Science</text:span> <text:span text:style-name="T3">369</text:span>, 1383–1387 (2020).</text:p>
      <text:p text:style-name="P1">17. <text:tab/>K. G. Miller, <text:span text:style-name="T1">et al.</text:span>, Cenozoic sea-level and cryospheric evolution from deep-sea geochemical and continental margin records. <text:span text:style-name="T1">Sci. Adv.</text:span> <text:span text:style-name="T3">6</text:span>, eaaz1346 (2020).</text:p>
      <text:p text:style-name="P1">18. <text:tab/>Z. Liu, <text:span text:style-name="T1">et al.</text:span>, Global Cooling During the Eocene-Oligocene Climate Transition. <text:span text:style-name="T1">Science</text:span> <text:span text:style-name="T3">323</text:span>, 1187–1190 (2009).</text:p>
      <text:p text:style-name="P1">19. <text:tab/>H. G. Stehlin, Remarques sur les faunules de mammifère des couches éocènes et oligocènes du Bassin de Paris. (1909).</text:p>
      <text:p text:style-name="P1">20. <text:tab/>S. Legendre, <text:span text:style-name="T1">et al.</text:span>, Evolution de la diversite des faunes de Mammiferes d’Europe occidentale au Paleogene (MP 11 a MP 30). <text:span text:style-name="T1">Bull. Société Géologique Fr.</text:span> <text:span text:style-name="T3">162</text:span>, 867–874 (1991).</text:p>
      <text:p text:style-name="P1">21. <text:tab/>G. Escarguel, S. Legendre, B. Sigé, Unearthing deep-time biodiversity changes: The Palaeogene mammalian metacommunity of the Quercy and Limagne area (Massif Central, France). <text:span text:style-name="T1">Comptes Rendus Geosci.</text:span> <text:span text:style-name="T3">340</text:span>, 602–614 (2008).</text:p>
      <text:p text:style-name="P1"><text:soft-page-break/>22. <text:tab/>R. Weppe, F. L. Condamine, G. Guinot, J. Maugoust, M. J. Orliac, Drivers of the artiodactyl turnover in insular western Europe at the Eocene–Oligocene Transition. <text:span text:style-name="T1">Proc. Natl. Acad. Sci.</text:span> <text:span text:style-name="T3">120</text:span>, e2309945120 (2023).</text:p>
      <text:p text:style-name="P1">23. <text:tab/>J. Meng, M. C. McKenna, Faunal turnovers of Palaeogene mammals from the Mongolian Plateau. <text:span text:style-name="T1">Nature</text:span> <text:span text:style-name="T3">394</text:span>, 364–367 (1998).</text:p>
      <text:p text:style-name="P1">24. <text:tab/>B. P. Kraatz, J. H. Geisler, Eocene–Oligocene transition in Central Asia and its effects on mammalian evolution. <text:span text:style-name="T1">Geology</text:span> <text:span text:style-name="T3">38</text:span>, 111–114 (2010).</text:p>
      <text:p text:style-name="P1">25. <text:tab/>J. Sun, <text:span text:style-name="T1">et al.</text:span>, Synchronous turnover of flora, fauna and climate at the Eocene–Oligocene Boundary in Asia. <text:span text:style-name="T1">Sci. Rep.</text:span> <text:span text:style-name="T3">4</text:span>, 7463 (2014).</text:p>
      <text:p text:style-name="P1">26. <text:tab/>B. Figueirido, C. M. Janis, J. A. Pérez-Claros, M. De Renzi, P. Palmqvist, Cenozoic climate change influences mammalian evolutionary dynamics. <text:span text:style-name="T1">Proc. Natl. Acad. Sci.</text:span> <text:span text:style-name="T3">109</text:span>, 722–727 (2012).</text:p>
      <text:p text:style-name="P1">27. <text:tab/>R. K. Stucky, “24. Mammalian Faunas in North America of Bridgerian to Early Arikareean ‘Ages’ (Eocene and Oligocene)” in <text:span text:style-name="T1">24. Mammalian Faunas in North America of Bridgerian to Early Arikareean “Ages” (Eocene and Oligocene)</text:span>, (Princeton University Press, 2014), pp. 464–493.</text:p>
      <text:p text:style-name="P1">28. <text:tab/>D. de Vries, S. Heritage, M. R. Borths, H. M. Sallam, E. R. Seiffert, Widespread loss of mammalian lineage and dietary diversity in the early Oligocene of Afro-Arabia. <text:span text:style-name="T1">Commun. Biol.</text:span> <text:span text:style-name="T3">4</text:span>, 1–9 (2021).</text:p>
      <text:p text:style-name="P1">29. <text:tab/>L. R. Godfrey, <text:span text:style-name="T1">et al.</text:span>, Mid-Cenozoic climate change, extinction, and faunal turnover in Madagascar, and their bearing on the evolution of lemurs. <text:span text:style-name="T1">BMC Evol. Biol.</text:span> <text:span text:style-name="T3">20</text:span>, 97 (2020).</text:p>
      <text:p text:style-name="P1">30. <text:tab/>J. F. Hoyal Cuthill, N. Guttenberg, G. E. Budd, Impacts of speciation and extinction measured by an evolutionary decay clock. <text:span text:style-name="T1">Nature</text:span> <text:span text:style-name="T3">588</text:span>, 636–641 (2020).</text:p>
      <text:p text:style-name="P1">31. <text:tab/>M. A. Abello, N. Toledo, E. Ortiz-Jaureguizar, Evolution of South American Paucituberculata (Metatheria: Marsupialia): adaptive radiation and climate changes at the Eocene- Oligocene boundary. <text:span text:style-name="T1">Hist. Biol.</text:span> <text:span text:style-name="T3">32</text:span>, 476–493 (2020).</text:p>
      <text:p text:style-name="P1">32. <text:tab/>F. J. Goin, M. A. Abello, L. Chornogubsky, Middle Tertiary marsupials from central Patagonia (early Oligocene of Gran Barranca): understanding South America’s Grande Coupure. <text:span text:style-name="T1">Paleontol. Gran Barranca Camb. Univ Press N. Y. 448</text:span> 71–107 (2010).</text:p>
      <text:p text:style-name="P1">33. <text:tab/>P.-O. Antoine, <text:span text:style-name="T1">et al.</text:span>, Biotic community and landscape changes around the Eocene–Oligocene transition at Shapaja, Peruvian Amazonia: Regional or global drivers? <text:span text:style-name="T1">Glob. Planet. Change</text:span> <text:span text:style-name="T3">202</text:span>, 103512 (2021).</text:p>
      <text:p text:style-name="P1">34. <text:tab/>A. Solórzano, M. Núñez-Flores, Evolutionary trends of body size and hypsodonty in notoungulates and their probable drivers. <text:span text:style-name="T1">Palaeogeogr. Palaeoclimatol. Palaeoecol.</text:span> <text:span text:style-name="T3">568</text:span>, 110306 (2021).</text:p>
      <text:p text:style-name="P1">35. <text:tab/>G. L. Stebbins, Coevolution of Grasses and Herbivores. <text:span text:style-name="T1">Ann. Mo. Bot. Gard.</text:span> <text:span text:style-name="T3">68</text:span>, 75–86 (1981).</text:p>
      <text:p text:style-name="P1">36. <text:tab/>M. A. Reguero, A. M. Candela, G. H. Cassini, “Hypsodonty and body size in rodent-like notoungulates” in <text:span text:style-name="T1">The Paleontology of Gran Barranca. Evolution and Environmental Change through the Middle Cenozoic of Patagonia.</text:span>, (Cambridge University Press, 2010).</text:p>
      <text:p text:style-name="P1">37. <text:tab/>G. Guinot, F. L. Condamine, Global impact and selectivity of the Cretaceous-Paleogene mass extinction among sharks, skates, and rays. <text:span text:style-name="T1">Science</text:span> <text:span text:style-name="T3">379</text:span>, 802–806 (2023).</text:p>
      <text:p text:style-name="P1">38. <text:tab/>A. R. Wallace, <text:span text:style-name="T1">Tropical Nature, and Other Essays</text:span> (Macmillan and Company, 1878).</text:p>
      <text:p text:style-name="P1">39. <text:tab/>M. J. Kohn, <text:span text:style-name="T1">et al.</text:span>, Climate stability across the Eocene-Oligocene transition, southern Argentina. <text:span text:style-name="T1">Geology</text:span> <text:span text:style-name="T3">32</text:span>, 621–624 (2004).</text:p>
      <text:p text:style-name="P1">40. <text:tab/>M. J. Kohn, <text:span text:style-name="T1">et al.</text:span>, Quasi-static Eocene–Oligocene climate in Patagonia promotes slow faunal evolution and mid-Cenozoic global cooling. <text:span text:style-name="T1">Palaeogeogr. Palaeoclimatol. Palaeoecol.</text:span> <text:span text:style-name="T3">435</text:span>, 24–37 (2015).</text:p>
      <text:p text:style-name="P1">41. <text:tab/>C. A. E. Strömberg, R. E. Dunn, R. H. Madden, M. J. Kohn, A. A. Carlini, Decoupling the spread of grasslands from the evolution of grazer-type herbivores in South America. <text:span text:style-name="T1">Nat. Commun.</text:span> <text:span text:style-name="T3">4</text:span>, 1478 (2013).</text:p>
      <text:p text:style-name="P1">42. <text:tab/>D. Silvestro, J. Schnitzler, L. H. Liow, A. Antonelli, N. Salamin, Bayesian Estimation of Speciation and Extinction from Incomplete Fossil Occurrence Data. <text:span text:style-name="T1">Syst. Biol.</text:span> <text:span text:style-name="T3">63</text:span>, 349–367 (2014).</text:p>
      <text:p text:style-name="P1"><text:soft-page-break/>43. <text:tab/>D. Silvestro, N. Salamin, J. Schnitzler, PyRate: a new program to estimate speciation and extinction rates from incomplete fossil data. <text:span text:style-name="T1">Methods Ecol. Evol.</text:span> <text:span text:style-name="T3">5</text:span>, 1126–1131 (2014).</text:p>
      <text:p text:style-name="P1">44. <text:tab/>J. C. Zachos, G. R. Dickens, R. E. Zeebe, An early Cenozoic perspective on greenhouse warming and carbon-cycle dynamics. <text:span text:style-name="T1">Nature</text:span> <text:span text:style-name="T3">451</text:span>, 279–283 (2008).</text:p>
      <text:p text:style-name="P1">45. <text:tab/>M. R. Ciancio, A. A. Carlini, K. E. Campbell, G. J. Scillato-Yané, New Palaeogene cingulates (Mammalia, Xenarthra) from Santa Rosa, Perú and their importance in the context of South American faunas. <text:span text:style-name="T1">J. Syst. Palaeontol.</text:span> <text:span text:style-name="T3">11</text:span>, 727–741 (2013).</text:p>
      <text:p text:style-name="P1">46. <text:tab/>D. R. Prothero, The Late Eocene-Oligocene Extinctions. <text:span text:style-name="T1">Annu. Rev. Earth Planet. Sci.</text:span> <text:span text:style-name="T3">22</text:span>, 145–165 (1994).</text:p>
      <text:p text:style-name="P1">47. <text:tab/>P.-O. Antoine, <text:span text:style-name="T1">et al.</text:span>, A 60-million-year Cenozoic history of western Amazonian ecosystems in Contamana, eastern Peru. <text:span text:style-name="T1">Gondwana Res.</text:span> <text:span text:style-name="T3">31</text:span>, 30–59 (2016).</text:p>
      <text:p text:style-name="P1">48. <text:tab/>B. J. MacFadden, <text:span text:style-name="T1">et al.</text:span>, Magnetic Polarity Stratigraphy and Mammalian Fauna of the Deseadan (Late Oligocene-Early Miocene) Salla Beds of Northern Bolivia. <text:span text:style-name="T1">J. Geol.</text:span> <text:span text:style-name="T3">93</text:span>, 223–250 (1985).</text:p>
      <text:p text:style-name="P1">49. <text:tab/>G. L. Stebbins, “Trends of Angiosperm Phylogeny - The Ecological Basis of Diversity” in <text:span text:style-name="T1">Flowering Plants: Evolution above the Species Level</text:span>, The Belknap Press of Harvard University Press, (1974), pp. 156–170.</text:p>
      <text:p text:style-name="P1">50. <text:tab/>P. D. Mannion, P. Upchurch, R. B. J. Benson, A. Goswami, The latitudinal biodiversity gradient through deep time. <text:span text:style-name="T1">Trends Ecol. Evol.</text:span> <text:span text:style-name="T3">29</text:span>, 42–50 (2014).</text:p>
      <text:p text:style-name="P1">51. <text:tab/>T. Vasconcelos, B. C. O’Meara, J. M. Beaulieu, Retiring “Cradles” and “Museums” of Biodiversity. <text:span text:style-name="T1">Am. Nat.</text:span> <text:span text:style-name="T3">199</text:span>, 194–205 (2022).</text:p>
      <text:p text:style-name="P1">52. <text:tab/>J. Rolland, F. L. Condamine, F. Jiguet, H. Morlon, Faster Speciation and Reduced Extinction in the Tropics Contribute to the Mammalian Latitudinal Diversity Gradient. <text:span text:style-name="T1">PLOS Biol.</text:span> <text:span text:style-name="T3">12</text:span>, e1001775 (2014).</text:p>
      <text:p text:style-name="P1">53. <text:tab/>I. Quintero, M. J. Landis, W. Jetz, H. Morlon, The build-up of the present-day tropical diversity of tetrapods. <text:span text:style-name="T1">Proc. Natl. Acad. Sci.</text:span> <text:span text:style-name="T3">120</text:span>, e2220672120 (2023).</text:p>
      <text:p text:style-name="P1">54. <text:tab/>A. S. Meseguer, F. L. Condamine, Ancient tropical extinctions at high latitudes contributed to the latitudinal diversity gradient. <text:span text:style-name="T1">Evolution</text:span> <text:span text:style-name="T3">74</text:span>, 1966–1987 (2020).</text:p>
      <text:p text:style-name="P1">55. <text:tab/>D. Jablonski, K. Roy, J. W. Valentine, Out of the Tropics: Evolutionary Dynamics of the Latitudinal Diversity Gradient. <text:span text:style-name="T1">Science</text:span> <text:span text:style-name="T3">314</text:span>, 102–106 (2006).</text:p>
      <text:p text:style-name="P1">56. <text:tab/>O. Hagen, T. Andermann, T. B. Quental, A. Antonelli, D. Silvestro, Estimating Age-Dependent Extinction: Contrasting Evidence from Fossils and Phylogenies. <text:span text:style-name="T1">Syst. Biol.</text:span> <text:span text:style-name="T3">67</text:span>, 458–474 (2018).</text:p>
      <text:p text:style-name="P1">57. <text:tab/>S. Finnegan, J. L. Payne, S. C. Wang, The Red Queen Revisited: Reevaluating the Age Selectivity of Phanerozoic Marine Genus Extinctions. <text:span text:style-name="T1">Paleobiology</text:span> <text:span text:style-name="T3">34</text:span>, 318–341 (2008).</text:p>
      <text:p text:style-name="P1">58. <text:tab/>F. L. Condamine, J. Romieu, G. Guinot, Climate cooling and clade competition likely drove the decline of lamniform sharks. <text:span text:style-name="T1">Proc. Natl. Acad. Sci.</text:span> <text:span text:style-name="T3">116</text:span>, 20584–20590 (2019).</text:p>
      <text:p text:style-name="P1">59. <text:tab/>D. Silvestro, <text:span text:style-name="T1">et al.</text:span>, A 450 million years long latitudinal gradient in age-dependent extinction. <text:span text:style-name="T1">Ecol. Lett.</text:span> <text:span text:style-name="T3">23</text:span>, 439–446 (2020).</text:p>
      <text:p text:style-name="P1">60. <text:tab/>J. G. Saulsbury, C. T. Parins-Fukuchi, C. J. Wilson, T. Reitan, L. H. Liow, Age-dependent extinction and the neutral theory of biodiversity. <text:span text:style-name="T1">Proc. Natl. Acad. Sci.</text:span> <text:span text:style-name="T3">121</text:span>, e2307629121 (2024).</text:p>
      <text:p text:style-name="P1">61. <text:tab/>IPCC, “Climate Change 2023: Synthesis Report. Contribution of Working Groups I, II and III to the Sixth Assessment Report of the Intergovernmental Panel on Climate Change [Core Writing Team, H. Lee and J. Romero (eds.)]” (IPCC, 2023).</text:p>
      <text:p text:style-name="P1">62. <text:tab/>F. L. Condamine, J. Rolland, H. Morlon, Macroevolutionary perspectives to environmental change. <text:span text:style-name="T1">Ecol. Lett.</text:span> <text:span text:style-name="T3">16</text:span>, 72–85 (2013).</text:p>
      <text:p text:style-name="P1">63. <text:tab/>F. L. Condamine, J. Rolland, H. Morlon, Assessing the causes of diversification slowdowns: temperature-dependent and diversity-dependent models receive equivalent support. <text:span text:style-name="T1">Ecol. Lett.</text:span> <text:span text:style-name="T3">22</text:span>, 1900–1912 (2019).</text:p>
      <text:p text:style-name="P1">64. <text:tab/>R. Weppe, M. J. Orliac, G. Guinot, F. L. Condamine, Evolutionary drivers, morphological evolution and diversity dynamics of a surviving mammal clade: cainotherioids at the Eocene–Oligocene transition. <text:span text:style-name="T1">Proc. R. Soc. B Biol. Sci.</text:span> <text:span text:style-name="T3">288</text:span>, 20210173 (2021).</text:p>
      <text:p text:style-name="P1"><text:soft-page-break/>65. <text:tab/>M. J. Pound, U. Salzmann, Heterogeneity in global vegetation and terrestrial climate change during the late Eocene to early Oligocene transition. <text:span text:style-name="T1">Sci. Rep.</text:span> <text:span text:style-name="T3">7</text:span>, 43386 (2017).</text:p>
      <text:p text:style-name="P1">66. <text:tab/>A. Antonelli, <text:span text:style-name="T1">et al.</text:span>, Geological and climatic influences on mountain biodiversity. <text:span text:style-name="T1">Nat. Geosci.</text:span> <text:span text:style-name="T3">11</text:span>, 718–725 (2018).</text:p>
      <text:p text:style-name="P1">67. <text:tab/>A. Antonelli, J. A. A. Nylander, C. Persson, I. Sanmartín, Tracing the impact of the Andean uplift on Neotropical plant evolution. <text:span text:style-name="T1">Proc. Natl. Acad. Sci.</text:span> <text:span text:style-name="T3">106</text:span>, 9749–9754 (2009).</text:p>
      <text:p text:style-name="P1">68. <text:tab/>L. M. Boschman, F. L. Condamine, Mountain radiations are not only rapid and recent: Ancient diversification of South American frog and lizard families related to Paleogene Andean orogeny and Cenozoic climate variations. <text:span text:style-name="T1">Glob. Planet. Change</text:span> <text:span text:style-name="T3">208</text:span>, 103704 (2022).</text:p>
      <text:p text:style-name="P1">69. <text:tab/>P. Vallejos-Garrido, <text:span text:style-name="T1">et al.</text:span>, The importance of the Andes in the evolutionary radiation of Sigmodontinae (Rodentia, Cricetidae), the most diverse group of mammals in the Neotropics. <text:span text:style-name="T1">Sci. Rep.</text:span> <text:span text:style-name="T3">13</text:span>, 2207 (2023).</text:p>
      <text:p text:style-name="P1">70. <text:tab/>P. A. Selkin, <text:span text:style-name="T1">et al.</text:span>, Climate, dust, and fire across the Eocene-Oligocene transition, Patagonia. <text:span text:style-name="T1">Geology</text:span> <text:span text:style-name="T3">43</text:span>, 567–570 (2015).</text:p>
      <text:p text:style-name="P1">71. <text:tab/>R. E. Dunn, C. A. E. Strömberg, R. H. Madden, M. J. Kohn, A. A. Carlini, Linked canopy, climate, and faunal change in the Cenozoic of Patagonia. <text:span text:style-name="T1">Science</text:span> <text:span text:style-name="T3">347</text:span>, 258–261 (2015).</text:p>
      <text:p text:style-name="P1">72. <text:tab/>A. Antonelli, <text:span text:style-name="T1">et al.</text:span>, Amazonia is the primary source of Neotropical biodiversity. <text:span text:style-name="T1">Proc. Natl. Acad. Sci.</text:span> <text:span text:style-name="T3">115</text:span>, 6034–6039 (2018).</text:p>
      <text:p text:style-name="P1">73. <text:tab/>J. T. Flannery-Sutherland, D. Silvestro, M. J. Benton, Global diversity dynamics in the fossil record are regionally heterogeneous. <text:span text:style-name="T1">Nat. Commun.</text:span> <text:span text:style-name="T3">13</text:span>, 2751 (2022).</text:p>
      <text:p text:style-name="P1">74. <text:tab/>C. Jouault, F. L. Condamine, F. Legendre, V. Perrichot, The Angiosperm Terrestrial Revolution buffered ants against extinction. <text:span text:style-name="T1">Proc. Natl. Acad. Sci.</text:span> <text:span text:style-name="T3">121</text:span>, e2317795121 (2024).</text:p>
      <text:p text:style-name="P1">75. <text:tab/>C. Scotese, N. M. Wright, PALEOMAP Paleodigital Elevation Models (PaleoDEMs) for the Phanerozoic PALEOMAP Project. (2018).</text:p>
      <text:p text:style-name="P1">76. <text:tab/>C. R. Scotese, H. Song, B. J. W. Mills, D. G. van der Meer, Phanerozoic paleotemperatures: The earth’s changing climate during the last 540 million years. <text:span text:style-name="T1">Earth-Sci. Rev.</text:span> <text:span text:style-name="T3">215</text:span>, 103503 (2021).</text:p>
      <text:p text:style-name="P1">77. <text:tab/>D. Silvestro, N. Salamin, A. Antonelli, X. Meyer, Improved estimation of macroevolutionary rates from fossil data using a Bayesian framework. <text:span text:style-name="T1">Paleobiology</text:span> <text:span text:style-name="T3">45</text:span>, 546–570 (2019).</text:p>
      <text:p text:style-name="P1">78. <text:tab/>D. Silvestro, B. Cascales-Miñana, C. D. Bacon, A. Antonelli, Revisiting the origin and diversification of vascular plants through a comprehensive Bayesian analysis of the fossil record. <text:span text:style-name="T1">New Phytol.</text:span> <text:span text:style-name="T3">207</text:span>, 425–436 (2015).</text:p>
      <text:p text:style-name="P1">79. <text:tab/>T. Wiecki, <text:span text:style-name="T1">et al.</text:span>, pymc-devs/pymc: v5.9.2. (2023). https://doi.org/10.5281/zenodo.4603970.</text:p>
      <text:p text:style-name="P1">80. <text:tab/>R Core Team, R: A Language and Environment for Statistical Computing. (2024). Deposited 2024.</text:p>
      <text:p text:style-name="P1">81. <text:tab/>H. Wickham, <text:span text:style-name="T1">et al.</text:span>, Welcome to the Tidyverse. <text:span text:style-name="T1">J. Open Source Softw.</text:span> <text:span text:style-name="T3">4</text:span>, 1686 (2019).</text:p>
      <text:p text:style-name="P1">82. <text:tab/>L. A. Jones, <text:span text:style-name="T1">et al.</text:span>, palaeoverse: A community-driven R package to support palaeobiological analysis. <text:span text:style-name="T1">Methods Ecol. Evol.</text:span> <text:span text:style-name="T3">14</text:span>, 2205–2215 (2023).</text:p>
      <text:p text:style-name="P1">83. <text:tab/>W. Gearty, deeptime: Plotting Tools for Anyone Working in Deep Time. R package version 1.0.1. (2023). Deposited 2023.</text:p>
      <text:p text:style-name="P1">84. <text:tab/>W. Gearty, L. A. Jones, rphylopic: An R package for fetching, transforming, and visualising PhyloPic silhouettes. <text:span text:style-name="T1">Methods Ecol. Evol.</text:span> <text:span text:style-name="T3">14</text:span>, 2700–2708 (2023).</text:p>
      <text:p text:style-name="P1">85. <text:tab/>A. D. Barnosky, Distinguishing the effects of the Red queen and Court Jester on Miocene mammal evolution in the northern Rocky Mountains. <text:span text:style-name="T1">J. Vertebr. Paleontol.</text:span> <text:span text:style-name="T3">21</text:span>, 172–185 (2001).</text:p>
      <text:p text:style-name="P1">86. <text:tab/>L. Palazzesi, V. Barreda, Fossil pollen records reveal a late rise of open-habitat ecosystems in Patagonia. <text:span text:style-name="T1">Nat. Commun.</text:span> <text:span text:style-name="T3">3</text:span>, 1294 (2012).</text:p>
      <text:p text:style-name="P1">87. <text:tab/>A. Toumoulin, <text:span text:style-name="T1">et al.</text:span>, Evolution of continental temperature seasonality from the Eocene greenhouse to the Oligocene icehouse –a model–data comparison. <text:span text:style-name="T1">Clim. Past</text:span> <text:span text:style-name="T3">18</text:span>, 341–362 (2022).</text:p>
      <text:p text:style-name="P1"><text:soft-page-break/>88. <text:tab/>S. Lehtonen, <text:span text:style-name="T1">et al.</text:span>, Environmentally driven extinction and opportunistic origination explain fern diversification patterns. <text:span text:style-name="T1">Sci. Rep.</text:span> <text:span text:style-name="T3">7</text:span>, 4831 (2017).</text:p>
      <text:p text:style-name="P1">89. <text:tab/>C. Jouault, A. Nel, F. Legendre, F. L. Condamine, Estimating the Drivers of Diversification of Stoneflies Through Time and the Limits of Their Fossil Record. <text:span text:style-name="T1">Insect Syst. Divers.</text:span> <text:span text:style-name="T3">6</text:span>, 4 (2022).</text:p>
      <text:p text:style-name="P1">90. <text:tab/>S. D. Tarquini, S. Ladevèze, F. J. Prevosti, The multicausal twilight of South American native mammalian predators (Metatheria, Sparassodonta). <text:span text:style-name="T1">Sci. Rep.</text:span> <text:span text:style-name="T3">12</text:span>, 1224 (2022).</text:p>
      <text:p text:style-name="P1">91. <text:tab/>P. C. Fitzgerald, S. J. Carlson, Examining the Latitudinal Diversity Gradient in Paleozoic Terebratulide Brachiopods: Should Singleton Data Be Removed? <text:span text:style-name="T1">Paleobiology</text:span> <text:span text:style-name="T3">32</text:span>, 367–386 (2006).</text:p>
      <text:p text:style-name="P1">92. <text:tab/>M. Foote, Origination and extinction components of taxonomic diversity: General problems. <text:span text:style-name="T1">Paleobiology</text:span> <text:span text:style-name="T3">26</text:span>, 74–102 (2000).</text:p>
      <text:p text:style-name="P1">93. <text:tab/>O. Tange, GNU Parallel 20231222 ('Sundhnúkagígur’). (2023). Deposited 2023.</text:p>
      <text:p text:style-name="P1">94. <text:tab/>L. M. Boschman, Andean mountain building since the Late Cretaceous: A paleoelevation reconstruction. <text:span text:style-name="T1">Earth-Sci. Rev.</text:span> <text:span text:style-name="T3">220</text:span>, 103640 (2021).</text:p>
      <text:p text:style-name="P1">95. <text:tab/>C. Jaramillo, M. J. Rueda, G. Mora, Cenozoic Plant Diversity in the Neotropics. <text:span text:style-name="T1">Science</text:span> <text:span text:style-name="T3">311</text:span>, 1893–1896 (200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s Buffan</meta:initial-creator>
    <meta:creation-date>2024-06-15T11:24:56.825550833</meta:creation-date>
    <dc:date>2024-06-15T11:26:13.283644039</dc:date>
    <dc:creator>Lucas Buffan</dc:creator>
    <meta:editing-duration>PT1M17S</meta:editing-duration>
    <meta:editing-cycles>1</meta:editing-cycles>
    <meta:document-statistic meta:table-count="0" meta:image-count="0" meta:object-count="0" meta:page-count="8" meta:paragraph-count="109" meta:word-count="3560" meta:character-count="23663" meta:non-whitespace-character-count="20181"/>
    <meta:generator>LibreOffice/7.3.7.2$Linux_X86_64 LibreOffice_project/30$Build-2</meta:generator>
  </office:meta>
</office:document-meta>
</file>